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3.21mm" svg:height="137.86mm" svg:x="0mm" svg:y="980.39mm">
            <draw:object draw:notify-on-update-of-ranges="Hoja1.C1:Hoja1.C200 Hoja1.D1:Hoja1.D200 Hoja1.E1:Hoja1.E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5796" calcext:value-type="float">
            <text:p>5796</text:p>
          </table:table-cell>
          <table:table-cell office:value-type="float" office:value="20176" calcext:value-type="float">
            <text:p>20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office:value-type="float" office:value="9836" calcext:value-type="float">
            <text:p>9836</text:p>
          </table:table-cell>
          <table:table-cell office:value-type="float" office:value="56002" calcext:value-type="float">
            <text:p>56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307" calcext:value-type="float">
            <text:p>307</text:p>
          </table:table-cell>
          <table:table-cell office:value-type="float" office:value="17450" calcext:value-type="float">
            <text:p>17450</text:p>
          </table:table-cell>
          <table:table-cell office:value-type="float" office:value="136286" calcext:value-type="float">
            <text:p>136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52" calcext:value-type="float">
            <text:p>252</text:p>
          </table:table-cell>
          <table:table-cell office:value-type="float" office:value="27507" calcext:value-type="float">
            <text:p>27507</text:p>
          </table:table-cell>
          <table:table-cell office:value-type="float" office:value="235634" calcext:value-type="float">
            <text:p>23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339" calcext:value-type="float">
            <text:p>339</text:p>
          </table:table-cell>
          <table:table-cell office:value-type="float" office:value="43785" calcext:value-type="float">
            <text:p>43785</text:p>
          </table:table-cell>
          <table:table-cell office:value-type="float" office:value="369494" calcext:value-type="float">
            <text:p>369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489" calcext:value-type="float">
            <text:p>489</text:p>
          </table:table-cell>
          <table:table-cell office:value-type="float" office:value="66079" calcext:value-type="float">
            <text:p>66079</text:p>
          </table:table-cell>
          <table:table-cell office:value-type="float" office:value="550852" calcext:value-type="float">
            <text:p>55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518" calcext:value-type="float">
            <text:p>518</text:p>
          </table:table-cell>
          <table:table-cell office:value-type="float" office:value="82396" calcext:value-type="float">
            <text:p>82396</text:p>
          </table:table-cell>
          <table:table-cell office:value-type="float" office:value="747406" calcext:value-type="float">
            <text:p>747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714" calcext:value-type="float">
            <text:p>714</text:p>
          </table:table-cell>
          <table:table-cell office:value-type="float" office:value="111126" calcext:value-type="float">
            <text:p>111126</text:p>
          </table:table-cell>
          <table:table-cell office:value-type="float" office:value="983501" calcext:value-type="float">
            <text:p>983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office:value-type="float" office:value="465" calcext:value-type="float">
            <text:p>465</text:p>
          </table:table-cell>
          <table:table-cell office:value-type="float" office:value="138770" calcext:value-type="float">
            <text:p>138770</text:p>
          </table:table-cell>
          <table:table-cell office:value-type="float" office:value="1259744" calcext:value-type="float">
            <text:p>1259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30" calcext:value-type="float">
            <text:p>430</text:p>
          </table:table-cell>
          <table:table-cell office:value-type="float" office:value="169519" calcext:value-type="float">
            <text:p>169519</text:p>
          </table:table-cell>
          <table:table-cell office:value-type="float" office:value="1572573" calcext:value-type="float">
            <text:p>1572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office:value-type="float" office:value="437" calcext:value-type="float">
            <text:p>437</text:p>
          </table:table-cell>
          <table:table-cell office:value-type="float" office:value="203819" calcext:value-type="float">
            <text:p>203819</text:p>
          </table:table-cell>
          <table:table-cell office:value-type="float" office:value="1920788" calcext:value-type="float">
            <text:p>19207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office:value-type="float" office:value="406" calcext:value-type="float">
            <text:p>406</text:p>
          </table:table-cell>
          <table:table-cell office:value-type="float" office:value="241371" calcext:value-type="float">
            <text:p>241371</text:p>
          </table:table-cell>
          <table:table-cell office:value-type="float" office:value="2305929" calcext:value-type="float">
            <text:p>2305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0" calcext:value-type="float">
            <text:p>13000</text:p>
          </table:table-cell>
          <table:table-cell office:value-type="float" office:value="369" calcext:value-type="float">
            <text:p>369</text:p>
          </table:table-cell>
          <table:table-cell office:value-type="float" office:value="285193" calcext:value-type="float">
            <text:p>285193</text:p>
          </table:table-cell>
          <table:table-cell office:value-type="float" office:value="2714987" calcext:value-type="float">
            <text:p>27149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  <table:table-cell office:value-type="float" office:value="402" calcext:value-type="float">
            <text:p>402</text:p>
          </table:table-cell>
          <table:table-cell office:value-type="float" office:value="328180" calcext:value-type="float">
            <text:p>328180</text:p>
          </table:table-cell>
          <table:table-cell office:value-type="float" office:value="3168769" calcext:value-type="float">
            <text:p>3168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float" office:value="482" calcext:value-type="float">
            <text:p>482</text:p>
          </table:table-cell>
          <table:table-cell office:value-type="float" office:value="379747" calcext:value-type="float">
            <text:p>379747</text:p>
          </table:table-cell>
          <table:table-cell office:value-type="float" office:value="3708589" calcext:value-type="float">
            <text:p>3708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560" calcext:value-type="float">
            <text:p>560</text:p>
          </table:table-cell>
          <table:table-cell office:value-type="float" office:value="427949" calcext:value-type="float">
            <text:p>427949</text:p>
          </table:table-cell>
          <table:table-cell office:value-type="float" office:value="4208997" calcext:value-type="float">
            <text:p>4208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0" calcext:value-type="float">
            <text:p>17000</text:p>
          </table:table-cell>
          <table:table-cell office:value-type="float" office:value="559" calcext:value-type="float">
            <text:p>559</text:p>
          </table:table-cell>
          <table:table-cell office:value-type="float" office:value="484131" calcext:value-type="float">
            <text:p>484131</text:p>
          </table:table-cell>
          <table:table-cell office:value-type="float" office:value="4812077" calcext:value-type="float">
            <text:p>4812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0" calcext:value-type="float">
            <text:p>18000</text:p>
          </table:table-cell>
          <table:table-cell office:value-type="float" office:value="431" calcext:value-type="float">
            <text:p>431</text:p>
          </table:table-cell>
          <table:table-cell office:value-type="float" office:value="552209" calcext:value-type="float">
            <text:p>552209</text:p>
          </table:table-cell>
          <table:table-cell office:value-type="float" office:value="5404129" calcext:value-type="float">
            <text:p>54041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0" calcext:value-type="float">
            <text:p>19000</text:p>
          </table:table-cell>
          <table:table-cell office:value-type="float" office:value="433" calcext:value-type="float">
            <text:p>433</text:p>
          </table:table-cell>
          <table:table-cell office:value-type="float" office:value="601636" calcext:value-type="float">
            <text:p>601636</text:p>
          </table:table-cell>
          <table:table-cell office:value-type="float" office:value="6116138" calcext:value-type="float">
            <text:p>6116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443" calcext:value-type="float">
            <text:p>443</text:p>
          </table:table-cell>
          <table:table-cell office:value-type="float" office:value="666956" calcext:value-type="float">
            <text:p>666956</text:p>
          </table:table-cell>
          <table:table-cell office:value-type="float" office:value="6750416" calcext:value-type="float">
            <text:p>6750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office:value-type="float" office:value="458" calcext:value-type="float">
            <text:p>458</text:p>
          </table:table-cell>
          <table:table-cell office:value-type="float" office:value="735289" calcext:value-type="float">
            <text:p>735289</text:p>
          </table:table-cell>
          <table:table-cell office:value-type="float" office:value="7452978" calcext:value-type="float">
            <text:p>74529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0" calcext:value-type="float">
            <text:p>22000</text:p>
          </table:table-cell>
          <table:table-cell office:value-type="float" office:value="486" calcext:value-type="float">
            <text:p>486</text:p>
          </table:table-cell>
          <table:table-cell office:value-type="float" office:value="805163" calcext:value-type="float">
            <text:p>805163</text:p>
          </table:table-cell>
          <table:table-cell office:value-type="float" office:value="8238540" calcext:value-type="float">
            <text:p>82385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0" calcext:value-type="float">
            <text:p>23000</text:p>
          </table:table-cell>
          <table:table-cell office:value-type="float" office:value="606" calcext:value-type="float">
            <text:p>606</text:p>
          </table:table-cell>
          <table:table-cell office:value-type="float" office:value="882667" calcext:value-type="float">
            <text:p>882667</text:p>
          </table:table-cell>
          <table:table-cell office:value-type="float" office:value="9060713" calcext:value-type="float">
            <text:p>90607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0" calcext:value-type="float">
            <text:p>24000</text:p>
          </table:table-cell>
          <table:table-cell office:value-type="float" office:value="576" calcext:value-type="float">
            <text:p>576</text:p>
          </table:table-cell>
          <table:table-cell office:value-type="float" office:value="973046" calcext:value-type="float">
            <text:p>973046</text:p>
          </table:table-cell>
          <table:table-cell office:value-type="float" office:value="9873824" calcext:value-type="float">
            <text:p>98738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539" calcext:value-type="float">
            <text:p>539</text:p>
          </table:table-cell>
          <table:table-cell office:value-type="float" office:value="1040913" calcext:value-type="float">
            <text:p>1040913</text:p>
          </table:table-cell>
          <table:table-cell office:value-type="float" office:value="10833302" calcext:value-type="float">
            <text:p>108333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 office:value-type="float" office:value="557" calcext:value-type="float">
            <text:p>557</text:p>
          </table:table-cell>
          <table:table-cell office:value-type="float" office:value="1123951" calcext:value-type="float">
            <text:p>1123951</text:p>
          </table:table-cell>
          <table:table-cell office:value-type="float" office:value="11709780" calcext:value-type="float">
            <text:p>11709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 office:value-type="float" office:value="628" calcext:value-type="float">
            <text:p>628</text:p>
          </table:table-cell>
          <table:table-cell office:value-type="float" office:value="1209209" calcext:value-type="float">
            <text:p>1209209</text:p>
          </table:table-cell>
          <table:table-cell office:value-type="float" office:value="12747000" calcext:value-type="float">
            <text:p>12747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office:value-type="float" office:value="672" calcext:value-type="float">
            <text:p>672</text:p>
          </table:table-cell>
          <table:table-cell office:value-type="float" office:value="1301044" calcext:value-type="float">
            <text:p>1301044</text:p>
          </table:table-cell>
          <table:table-cell office:value-type="float" office:value="13722765" calcext:value-type="float">
            <text:p>13722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office:value-type="float" office:value="750" calcext:value-type="float">
            <text:p>750</text:p>
          </table:table-cell>
          <table:table-cell office:value-type="float" office:value="1400321" calcext:value-type="float">
            <text:p>1400321</text:p>
          </table:table-cell>
          <table:table-cell office:value-type="float" office:value="14737898" calcext:value-type="float">
            <text:p>147378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743" calcext:value-type="float">
            <text:p>743</text:p>
          </table:table-cell>
          <table:table-cell office:value-type="float" office:value="1495168" calcext:value-type="float">
            <text:p>1495168</text:p>
          </table:table-cell>
          <table:table-cell office:value-type="float" office:value="15873723" calcext:value-type="float">
            <text:p>158737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0" calcext:value-type="float">
            <text:p>31000</text:p>
          </table:table-cell>
          <table:table-cell office:value-type="float" office:value="762" calcext:value-type="float">
            <text:p>762</text:p>
          </table:table-cell>
          <table:table-cell office:value-type="float" office:value="1595518" calcext:value-type="float">
            <text:p>1595518</text:p>
          </table:table-cell>
          <table:table-cell office:value-type="float" office:value="17102996" calcext:value-type="float">
            <text:p>17102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0" calcext:value-type="float">
            <text:p>32000</text:p>
          </table:table-cell>
          <table:table-cell office:value-type="float" office:value="786" calcext:value-type="float">
            <text:p>786</text:p>
          </table:table-cell>
          <table:table-cell office:value-type="float" office:value="1698019" calcext:value-type="float">
            <text:p>1698019</text:p>
          </table:table-cell>
          <table:table-cell office:value-type="float" office:value="18188704" calcext:value-type="float">
            <text:p>181887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0" calcext:value-type="float">
            <text:p>33000</text:p>
          </table:table-cell>
          <table:table-cell office:value-type="float" office:value="768" calcext:value-type="float">
            <text:p>768</text:p>
          </table:table-cell>
          <table:table-cell office:value-type="float" office:value="1835328" calcext:value-type="float">
            <text:p>1835328</text:p>
          </table:table-cell>
          <table:table-cell office:value-type="float" office:value="19451242" calcext:value-type="float">
            <text:p>19451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0" calcext:value-type="float">
            <text:p>34000</text:p>
          </table:table-cell>
          <table:table-cell office:value-type="float" office:value="773" calcext:value-type="float">
            <text:p>773</text:p>
          </table:table-cell>
          <table:table-cell office:value-type="float" office:value="1915135" calcext:value-type="float">
            <text:p>1915135</text:p>
          </table:table-cell>
          <table:table-cell office:value-type="float" office:value="20820358" calcext:value-type="float">
            <text:p>208203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0" calcext:value-type="float">
            <text:p>35000</text:p>
          </table:table-cell>
          <table:table-cell office:value-type="float" office:value="979" calcext:value-type="float">
            <text:p>979</text:p>
          </table:table-cell>
          <table:table-cell office:value-type="float" office:value="2039161" calcext:value-type="float">
            <text:p>2039161</text:p>
          </table:table-cell>
          <table:table-cell office:value-type="float" office:value="22100412" calcext:value-type="float">
            <text:p>221004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0" calcext:value-type="float">
            <text:p>36000</text:p>
          </table:table-cell>
          <table:table-cell office:value-type="float" office:value="1149" calcext:value-type="float">
            <text:p>1149</text:p>
          </table:table-cell>
          <table:table-cell office:value-type="float" office:value="2147101" calcext:value-type="float">
            <text:p>2147101</text:p>
          </table:table-cell>
          <table:table-cell office:value-type="float" office:value="23393902" calcext:value-type="float">
            <text:p>233939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" calcext:value-type="float">
            <text:p>37000</text:p>
          </table:table-cell>
          <table:table-cell office:value-type="float" office:value="849" calcext:value-type="float">
            <text:p>849</text:p>
          </table:table-cell>
          <table:table-cell office:value-type="float" office:value="2271477" calcext:value-type="float">
            <text:p>2271477</text:p>
          </table:table-cell>
          <table:table-cell office:value-type="float" office:value="24830228" calcext:value-type="float">
            <text:p>248302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0" calcext:value-type="float">
            <text:p>38000</text:p>
          </table:table-cell>
          <table:table-cell office:value-type="float" office:value="859" calcext:value-type="float">
            <text:p>859</text:p>
          </table:table-cell>
          <table:table-cell office:value-type="float" office:value="2394506" calcext:value-type="float">
            <text:p>2394506</text:p>
          </table:table-cell>
          <table:table-cell office:value-type="float" office:value="26337416" calcext:value-type="float">
            <text:p>263374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0" calcext:value-type="float">
            <text:p>39000</text:p>
          </table:table-cell>
          <table:table-cell office:value-type="float" office:value="858" calcext:value-type="float">
            <text:p>858</text:p>
          </table:table-cell>
          <table:table-cell office:value-type="float" office:value="2521346" calcext:value-type="float">
            <text:p>2521346</text:p>
          </table:table-cell>
          <table:table-cell office:value-type="float" office:value="27882208" calcext:value-type="float">
            <text:p>278822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890" calcext:value-type="float">
            <text:p>890</text:p>
          </table:table-cell>
          <table:table-cell office:value-type="float" office:value="2651711" calcext:value-type="float">
            <text:p>2651711</text:p>
          </table:table-cell>
          <table:table-cell office:value-type="float" office:value="29357306" calcext:value-type="float">
            <text:p>293573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office:value-type="float" office:value="919" calcext:value-type="float">
            <text:p>919</text:p>
          </table:table-cell>
          <table:table-cell office:value-type="float" office:value="2789203" calcext:value-type="float">
            <text:p>2789203</text:p>
          </table:table-cell>
          <table:table-cell office:value-type="float" office:value="30917220" calcext:value-type="float">
            <text:p>30917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0" calcext:value-type="float">
            <text:p>42000</text:p>
          </table:table-cell>
          <table:table-cell office:value-type="float" office:value="1016" calcext:value-type="float">
            <text:p>1016</text:p>
          </table:table-cell>
          <table:table-cell office:value-type="float" office:value="2925704" calcext:value-type="float">
            <text:p>2925704</text:p>
          </table:table-cell>
          <table:table-cell office:value-type="float" office:value="32524880" calcext:value-type="float">
            <text:p>325248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0" calcext:value-type="float">
            <text:p>43000</text:p>
          </table:table-cell>
          <table:table-cell office:value-type="float" office:value="1008" calcext:value-type="float">
            <text:p>1008</text:p>
          </table:table-cell>
          <table:table-cell office:value-type="float" office:value="3065253" calcext:value-type="float">
            <text:p>3065253</text:p>
          </table:table-cell>
          <table:table-cell office:value-type="float" office:value="34202940" calcext:value-type="float">
            <text:p>342029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0" calcext:value-type="float">
            <text:p>44000</text:p>
          </table:table-cell>
          <table:table-cell office:value-type="float" office:value="973" calcext:value-type="float">
            <text:p>973</text:p>
          </table:table-cell>
          <table:table-cell office:value-type="float" office:value="3210250" calcext:value-type="float">
            <text:p>3210250</text:p>
          </table:table-cell>
          <table:table-cell office:value-type="float" office:value="35943864" calcext:value-type="float">
            <text:p>35943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0" calcext:value-type="float">
            <text:p>45000</text:p>
          </table:table-cell>
          <table:table-cell office:value-type="float" office:value="982" calcext:value-type="float">
            <text:p>982</text:p>
          </table:table-cell>
          <table:table-cell office:value-type="float" office:value="3356212" calcext:value-type="float">
            <text:p>3356212</text:p>
          </table:table-cell>
          <table:table-cell office:value-type="float" office:value="37751288" calcext:value-type="float">
            <text:p>377512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0" calcext:value-type="float">
            <text:p>46000</text:p>
          </table:table-cell>
          <table:table-cell office:value-type="float" office:value="1080" calcext:value-type="float">
            <text:p>1080</text:p>
          </table:table-cell>
          <table:table-cell office:value-type="float" office:value="3505997" calcext:value-type="float">
            <text:p>3505997</text:p>
          </table:table-cell>
          <table:table-cell office:value-type="float" office:value="41068132" calcext:value-type="float">
            <text:p>41068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0" calcext:value-type="float">
            <text:p>47000</text:p>
          </table:table-cell>
          <table:table-cell office:value-type="float" office:value="1171" calcext:value-type="float">
            <text:p>1171</text:p>
          </table:table-cell>
          <table:table-cell office:value-type="float" office:value="3660390" calcext:value-type="float">
            <text:p>3660390</text:p>
          </table:table-cell>
          <table:table-cell office:value-type="float" office:value="41366064" calcext:value-type="float">
            <text:p>413660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0" calcext:value-type="float">
            <text:p>48000</text:p>
          </table:table-cell>
          <table:table-cell office:value-type="float" office:value="1185" calcext:value-type="float">
            <text:p>1185</text:p>
          </table:table-cell>
          <table:table-cell office:value-type="float" office:value="3815823" calcext:value-type="float">
            <text:p>3815823</text:p>
          </table:table-cell>
          <table:table-cell office:value-type="float" office:value="43464316" calcext:value-type="float">
            <text:p>43464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0" calcext:value-type="float">
            <text:p>49000</text:p>
          </table:table-cell>
          <table:table-cell office:value-type="float" office:value="1090" calcext:value-type="float">
            <text:p>1090</text:p>
          </table:table-cell>
          <table:table-cell office:value-type="float" office:value="3978100" calcext:value-type="float">
            <text:p>3978100</text:p>
          </table:table-cell>
          <table:table-cell office:value-type="float" office:value="45206856" calcext:value-type="float">
            <text:p>45206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063" calcext:value-type="float">
            <text:p>1063</text:p>
          </table:table-cell>
          <table:table-cell office:value-type="float" office:value="4144934" calcext:value-type="float">
            <text:p>4144934</text:p>
          </table:table-cell>
          <table:table-cell office:value-type="float" office:value="47190836" calcext:value-type="float">
            <text:p>471908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0" calcext:value-type="float">
            <text:p>51000</text:p>
          </table:table-cell>
          <table:table-cell office:value-type="float" office:value="1018" calcext:value-type="float">
            <text:p>1018</text:p>
          </table:table-cell>
          <table:table-cell office:value-type="float" office:value="4313466" calcext:value-type="float">
            <text:p>4313466</text:p>
          </table:table-cell>
          <table:table-cell office:value-type="float" office:value="49272224" calcext:value-type="float">
            <text:p>492722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0" calcext:value-type="float">
            <text:p>52000</text:p>
          </table:table-cell>
          <table:table-cell office:value-type="float" office:value="1021" calcext:value-type="float">
            <text:p>1021</text:p>
          </table:table-cell>
          <table:table-cell office:value-type="float" office:value="4478056" calcext:value-type="float">
            <text:p>4478056</text:p>
          </table:table-cell>
          <table:table-cell office:value-type="float" office:value="51437396" calcext:value-type="float">
            <text:p>514373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0" calcext:value-type="float">
            <text:p>53000</text:p>
          </table:table-cell>
          <table:table-cell office:value-type="float" office:value="1107" calcext:value-type="float">
            <text:p>1107</text:p>
          </table:table-cell>
          <table:table-cell office:value-type="float" office:value="4657539" calcext:value-type="float">
            <text:p>4657539</text:p>
          </table:table-cell>
          <table:table-cell office:value-type="float" office:value="53455716" calcext:value-type="float">
            <text:p>534557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0" calcext:value-type="float">
            <text:p>54000</text:p>
          </table:table-cell>
          <table:table-cell office:value-type="float" office:value="1154" calcext:value-type="float">
            <text:p>1154</text:p>
          </table:table-cell>
          <table:table-cell office:value-type="float" office:value="4828690" calcext:value-type="float">
            <text:p>4828690</text:p>
          </table:table-cell>
          <table:table-cell office:value-type="float" office:value="55608160" calcext:value-type="float">
            <text:p>55608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0" calcext:value-type="float">
            <text:p>55000</text:p>
          </table:table-cell>
          <table:table-cell office:value-type="float" office:value="1186" calcext:value-type="float">
            <text:p>1186</text:p>
          </table:table-cell>
          <table:table-cell office:value-type="float" office:value="5017652" calcext:value-type="float">
            <text:p>5017652</text:p>
          </table:table-cell>
          <table:table-cell office:value-type="float" office:value="57889992" calcext:value-type="float">
            <text:p>57889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0" calcext:value-type="float">
            <text:p>56000</text:p>
          </table:table-cell>
          <table:table-cell office:value-type="float" office:value="1202" calcext:value-type="float">
            <text:p>1202</text:p>
          </table:table-cell>
          <table:table-cell office:value-type="float" office:value="5211236" calcext:value-type="float">
            <text:p>5211236</text:p>
          </table:table-cell>
          <table:table-cell office:value-type="float" office:value="60120136" calcext:value-type="float">
            <text:p>60120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0" calcext:value-type="float">
            <text:p>57000</text:p>
          </table:table-cell>
          <table:table-cell office:value-type="float" office:value="1342" calcext:value-type="float">
            <text:p>1342</text:p>
          </table:table-cell>
          <table:table-cell office:value-type="float" office:value="5390257" calcext:value-type="float">
            <text:p>5390257</text:p>
          </table:table-cell>
          <table:table-cell office:value-type="float" office:value="62393736" calcext:value-type="float">
            <text:p>623937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0" calcext:value-type="float">
            <text:p>58000</text:p>
          </table:table-cell>
          <table:table-cell office:value-type="float" office:value="1286" calcext:value-type="float">
            <text:p>1286</text:p>
          </table:table-cell>
          <table:table-cell office:value-type="float" office:value="5570326" calcext:value-type="float">
            <text:p>5570326</text:p>
          </table:table-cell>
          <table:table-cell office:value-type="float" office:value="64996532" calcext:value-type="float">
            <text:p>649965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0" calcext:value-type="float">
            <text:p>59000</text:p>
          </table:table-cell>
          <table:table-cell office:value-type="float" office:value="1571" calcext:value-type="float">
            <text:p>1571</text:p>
          </table:table-cell>
          <table:table-cell office:value-type="float" office:value="5772972" calcext:value-type="float">
            <text:p>5772972</text:p>
          </table:table-cell>
          <table:table-cell office:value-type="float" office:value="67221768" calcext:value-type="float">
            <text:p>672217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1421" calcext:value-type="float">
            <text:p>1421</text:p>
          </table:table-cell>
          <table:table-cell office:value-type="float" office:value="5965672" calcext:value-type="float">
            <text:p>5965672</text:p>
          </table:table-cell>
          <table:table-cell office:value-type="float" office:value="69924528" calcext:value-type="float">
            <text:p>69924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0" calcext:value-type="float">
            <text:p>61000</text:p>
          </table:table-cell>
          <table:table-cell office:value-type="float" office:value="1306" calcext:value-type="float">
            <text:p>1306</text:p>
          </table:table-cell>
          <table:table-cell office:value-type="float" office:value="6170296" calcext:value-type="float">
            <text:p>6170296</text:p>
          </table:table-cell>
          <table:table-cell office:value-type="float" office:value="72299216" calcext:value-type="float">
            <text:p>722992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0" calcext:value-type="float">
            <text:p>62000</text:p>
          </table:table-cell>
          <table:table-cell office:value-type="float" office:value="1288" calcext:value-type="float">
            <text:p>1288</text:p>
          </table:table-cell>
          <table:table-cell office:value-type="float" office:value="6369606" calcext:value-type="float">
            <text:p>6369606</text:p>
          </table:table-cell>
          <table:table-cell office:value-type="float" office:value="74787432" calcext:value-type="float">
            <text:p>747874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0" calcext:value-type="float">
            <text:p>63000</text:p>
          </table:table-cell>
          <table:table-cell office:value-type="float" office:value="1337" calcext:value-type="float">
            <text:p>1337</text:p>
          </table:table-cell>
          <table:table-cell office:value-type="float" office:value="6578540" calcext:value-type="float">
            <text:p>6578540</text:p>
          </table:table-cell>
          <table:table-cell office:value-type="float" office:value="77601128" calcext:value-type="float">
            <text:p>77601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0" calcext:value-type="float">
            <text:p>64000</text:p>
          </table:table-cell>
          <table:table-cell office:value-type="float" office:value="1324" calcext:value-type="float">
            <text:p>1324</text:p>
          </table:table-cell>
          <table:table-cell office:value-type="float" office:value="6782882" calcext:value-type="float">
            <text:p>6782882</text:p>
          </table:table-cell>
          <table:table-cell office:value-type="float" office:value="80703920" calcext:value-type="float">
            <text:p>807039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0" calcext:value-type="float">
            <text:p>65000</text:p>
          </table:table-cell>
          <table:table-cell office:value-type="float" office:value="1345" calcext:value-type="float">
            <text:p>1345</text:p>
          </table:table-cell>
          <table:table-cell office:value-type="float" office:value="6992803" calcext:value-type="float">
            <text:p>6992803</text:p>
          </table:table-cell>
          <table:table-cell office:value-type="float" office:value="83017248" calcext:value-type="float">
            <text:p>830172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0" calcext:value-type="float">
            <text:p>66000</text:p>
          </table:table-cell>
          <table:table-cell office:value-type="float" office:value="1311" calcext:value-type="float">
            <text:p>1311</text:p>
          </table:table-cell>
          <table:table-cell office:value-type="float" office:value="7208080" calcext:value-type="float">
            <text:p>7208080</text:p>
          </table:table-cell>
          <table:table-cell office:value-type="float" office:value="86183976" calcext:value-type="float">
            <text:p>861839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0" calcext:value-type="float">
            <text:p>67000</text:p>
          </table:table-cell>
          <table:table-cell office:value-type="float" office:value="1325" calcext:value-type="float">
            <text:p>1325</text:p>
          </table:table-cell>
          <table:table-cell office:value-type="float" office:value="7445055" calcext:value-type="float">
            <text:p>7445055</text:p>
          </table:table-cell>
          <table:table-cell office:value-type="float" office:value="88715352" calcext:value-type="float">
            <text:p>887153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0" calcext:value-type="float">
            <text:p>68000</text:p>
          </table:table-cell>
          <table:table-cell office:value-type="float" office:value="1414" calcext:value-type="float">
            <text:p>1414</text:p>
          </table:table-cell>
          <table:table-cell office:value-type="float" office:value="7650254" calcext:value-type="float">
            <text:p>7650254</text:p>
          </table:table-cell>
          <table:table-cell office:value-type="float" office:value="91667376" calcext:value-type="float">
            <text:p>916673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0" calcext:value-type="float">
            <text:p>69000</text:p>
          </table:table-cell>
          <table:table-cell office:value-type="float" office:value="1358" calcext:value-type="float">
            <text:p>1358</text:p>
          </table:table-cell>
          <table:table-cell office:value-type="float" office:value="7883187" calcext:value-type="float">
            <text:p>7883187</text:p>
          </table:table-cell>
          <table:table-cell office:value-type="float" office:value="94622888" calcext:value-type="float">
            <text:p>946228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1813" calcext:value-type="float">
            <text:p>1813</text:p>
          </table:table-cell>
          <table:table-cell office:value-type="float" office:value="8106899" calcext:value-type="float">
            <text:p>8106899</text:p>
          </table:table-cell>
          <table:table-cell office:value-type="float" office:value="97509496" calcext:value-type="float">
            <text:p>97509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0" calcext:value-type="float">
            <text:p>71000</text:p>
          </table:table-cell>
          <table:table-cell office:value-type="float" office:value="1466" calcext:value-type="float">
            <text:p>1466</text:p>
          </table:table-cell>
          <table:table-cell office:value-type="float" office:value="8369650" calcext:value-type="float">
            <text:p>8369650</text:p>
          </table:table-cell>
          <table:table-cell office:value-type="float" office:value="100524240" calcext:value-type="float">
            <text:p>1005242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0" calcext:value-type="float">
            <text:p>72000</text:p>
          </table:table-cell>
          <table:table-cell office:value-type="float" office:value="1477" calcext:value-type="float">
            <text:p>1477</text:p>
          </table:table-cell>
          <table:table-cell office:value-type="float" office:value="8782745" calcext:value-type="float">
            <text:p>8782745</text:p>
          </table:table-cell>
          <table:table-cell office:value-type="float" office:value="103570504" calcext:value-type="float">
            <text:p>1035705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0" calcext:value-type="float">
            <text:p>73000</text:p>
          </table:table-cell>
          <table:table-cell office:value-type="float" office:value="1500" calcext:value-type="float">
            <text:p>1500</text:p>
          </table:table-cell>
          <table:table-cell office:value-type="float" office:value="8843662" calcext:value-type="float">
            <text:p>8843662</text:p>
          </table:table-cell>
          <table:table-cell office:value-type="float" office:value="106644936" calcext:value-type="float">
            <text:p>1066449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0" calcext:value-type="float">
            <text:p>74000</text:p>
          </table:table-cell>
          <table:table-cell office:value-type="float" office:value="1498" calcext:value-type="float">
            <text:p>1498</text:p>
          </table:table-cell>
          <table:table-cell office:value-type="float" office:value="9056649" calcext:value-type="float">
            <text:p>9056649</text:p>
          </table:table-cell>
          <table:table-cell office:value-type="float" office:value="109909760" calcext:value-type="float">
            <text:p>1099097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0" calcext:value-type="float">
            <text:p>75000</text:p>
          </table:table-cell>
          <table:table-cell office:value-type="float" office:value="1545" calcext:value-type="float">
            <text:p>1545</text:p>
          </table:table-cell>
          <table:table-cell office:value-type="float" office:value="9319307" calcext:value-type="float">
            <text:p>9319307</text:p>
          </table:table-cell>
          <table:table-cell office:value-type="float" office:value="113111776" calcext:value-type="float">
            <text:p>1131117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0" calcext:value-type="float">
            <text:p>76000</text:p>
          </table:table-cell>
          <table:table-cell office:value-type="float" office:value="1555" calcext:value-type="float">
            <text:p>1555</text:p>
          </table:table-cell>
          <table:table-cell office:value-type="float" office:value="9568234" calcext:value-type="float">
            <text:p>9568234</text:p>
          </table:table-cell>
          <table:table-cell office:value-type="float" office:value="116313856" calcext:value-type="float">
            <text:p>1163138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0" calcext:value-type="float">
            <text:p>77000</text:p>
          </table:table-cell>
          <table:table-cell office:value-type="float" office:value="2073" calcext:value-type="float">
            <text:p>2073</text:p>
          </table:table-cell>
          <table:table-cell office:value-type="float" office:value="9816066" calcext:value-type="float">
            <text:p>9816066</text:p>
          </table:table-cell>
          <table:table-cell office:value-type="float" office:value="119851856" calcext:value-type="float">
            <text:p>1198518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office:value-type="float" office:value="1975" calcext:value-type="float">
            <text:p>1975</text:p>
          </table:table-cell>
          <table:table-cell office:value-type="float" office:value="10058095" calcext:value-type="float">
            <text:p>10058095</text:p>
          </table:table-cell>
          <table:table-cell office:value-type="float" office:value="123393280" calcext:value-type="float">
            <text:p>1233932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0" calcext:value-type="float">
            <text:p>79000</text:p>
          </table:table-cell>
          <table:table-cell office:value-type="float" office:value="1567" calcext:value-type="float">
            <text:p>1567</text:p>
          </table:table-cell>
          <table:table-cell office:value-type="float" office:value="10407508" calcext:value-type="float">
            <text:p>10407508</text:p>
          </table:table-cell>
          <table:table-cell office:value-type="float" office:value="126452536" calcext:value-type="float">
            <text:p>126452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1564" calcext:value-type="float">
            <text:p>1564</text:p>
          </table:table-cell>
          <table:table-cell office:value-type="float" office:value="10575084" calcext:value-type="float">
            <text:p>10575084</text:p>
          </table:table-cell>
          <table:table-cell office:value-type="float" office:value="129892416" calcext:value-type="float">
            <text:p>1298924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office:value-type="float" office:value="1721" calcext:value-type="float">
            <text:p>1721</text:p>
          </table:table-cell>
          <table:table-cell office:value-type="float" office:value="10879058" calcext:value-type="float">
            <text:p>10879058</text:p>
          </table:table-cell>
          <table:table-cell office:value-type="float" office:value="133352584" calcext:value-type="float">
            <text:p>1333525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0" calcext:value-type="float">
            <text:p>82000</text:p>
          </table:table-cell>
          <table:table-cell office:value-type="float" office:value="1595" calcext:value-type="float">
            <text:p>1595</text:p>
          </table:table-cell>
          <table:table-cell office:value-type="float" office:value="11142958" calcext:value-type="float">
            <text:p>11142958</text:p>
          </table:table-cell>
          <table:table-cell office:value-type="float" office:value="138740960" calcext:value-type="float">
            <text:p>1387409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0" calcext:value-type="float">
            <text:p>83000</text:p>
          </table:table-cell>
          <table:table-cell office:value-type="float" office:value="1649" calcext:value-type="float">
            <text:p>1649</text:p>
          </table:table-cell>
          <table:table-cell office:value-type="float" office:value="11410035" calcext:value-type="float">
            <text:p>11410035</text:p>
          </table:table-cell>
          <table:table-cell office:value-type="float" office:value="141015280" calcext:value-type="float">
            <text:p>1410152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0" calcext:value-type="float">
            <text:p>84000</text:p>
          </table:table-cell>
          <table:table-cell office:value-type="float" office:value="1639" calcext:value-type="float">
            <text:p>1639</text:p>
          </table:table-cell>
          <table:table-cell office:value-type="float" office:value="11683557" calcext:value-type="float">
            <text:p>11683557</text:p>
          </table:table-cell>
          <table:table-cell office:value-type="float" office:value="144356784" calcext:value-type="float">
            <text:p>144356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0" calcext:value-type="float">
            <text:p>85000</text:p>
          </table:table-cell>
          <table:table-cell office:value-type="float" office:value="1874" calcext:value-type="float">
            <text:p>1874</text:p>
          </table:table-cell>
          <table:table-cell office:value-type="float" office:value="11967066" calcext:value-type="float">
            <text:p>11967066</text:p>
          </table:table-cell>
          <table:table-cell office:value-type="float" office:value="148581152" calcext:value-type="float">
            <text:p>1485811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0" calcext:value-type="float">
            <text:p>86000</text:p>
          </table:table-cell>
          <table:table-cell office:value-type="float" office:value="1811" calcext:value-type="float">
            <text:p>1811</text:p>
          </table:table-cell>
          <table:table-cell office:value-type="float" office:value="12241703" calcext:value-type="float">
            <text:p>12241703</text:p>
          </table:table-cell>
          <table:table-cell office:value-type="float" office:value="152441296" calcext:value-type="float">
            <text:p>1524412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0" calcext:value-type="float">
            <text:p>87000</text:p>
          </table:table-cell>
          <table:table-cell office:value-type="float" office:value="1874" calcext:value-type="float">
            <text:p>1874</text:p>
          </table:table-cell>
          <table:table-cell office:value-type="float" office:value="12522133" calcext:value-type="float">
            <text:p>12522133</text:p>
          </table:table-cell>
          <table:table-cell office:value-type="float" office:value="155951968" calcext:value-type="float">
            <text:p>1559519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0" calcext:value-type="float">
            <text:p>88000</text:p>
          </table:table-cell>
          <table:table-cell office:value-type="float" office:value="2193" calcext:value-type="float">
            <text:p>2193</text:p>
          </table:table-cell>
          <table:table-cell office:value-type="float" office:value="12815483" calcext:value-type="float">
            <text:p>12815483</text:p>
          </table:table-cell>
          <table:table-cell office:value-type="float" office:value="159492992" calcext:value-type="float">
            <text:p>1594929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0" calcext:value-type="float">
            <text:p>89000</text:p>
          </table:table-cell>
          <table:table-cell office:value-type="float" office:value="1925" calcext:value-type="float">
            <text:p>1925</text:p>
          </table:table-cell>
          <table:table-cell office:value-type="float" office:value="13106670" calcext:value-type="float">
            <text:p>13106670</text:p>
          </table:table-cell>
          <table:table-cell office:value-type="float" office:value="163591728" calcext:value-type="float">
            <text:p>163591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1948" calcext:value-type="float">
            <text:p>1948</text:p>
          </table:table-cell>
          <table:table-cell office:value-type="float" office:value="13437790" calcext:value-type="float">
            <text:p>13437790</text:p>
          </table:table-cell>
          <table:table-cell office:value-type="float" office:value="167475984" calcext:value-type="float">
            <text:p>1674759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0" calcext:value-type="float">
            <text:p>91000</text:p>
          </table:table-cell>
          <table:table-cell office:value-type="float" office:value="1952" calcext:value-type="float">
            <text:p>1952</text:p>
          </table:table-cell>
          <table:table-cell office:value-type="float" office:value="13722858" calcext:value-type="float">
            <text:p>13722858</text:p>
          </table:table-cell>
          <table:table-cell office:value-type="float" office:value="171509488" calcext:value-type="float">
            <text:p>1715094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0" calcext:value-type="float">
            <text:p>92000</text:p>
          </table:table-cell>
          <table:table-cell office:value-type="float" office:value="2353" calcext:value-type="float">
            <text:p>2353</text:p>
          </table:table-cell>
          <table:table-cell office:value-type="float" office:value="13987958" calcext:value-type="float">
            <text:p>13987958</text:p>
          </table:table-cell>
          <table:table-cell office:value-type="float" office:value="175614352" calcext:value-type="float">
            <text:p>1756143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0" calcext:value-type="float">
            <text:p>93000</text:p>
          </table:table-cell>
          <table:table-cell office:value-type="float" office:value="2016" calcext:value-type="float">
            <text:p>2016</text:p>
          </table:table-cell>
          <table:table-cell office:value-type="float" office:value="14403226" calcext:value-type="float">
            <text:p>14403226</text:p>
          </table:table-cell>
          <table:table-cell office:value-type="float" office:value="179763856" calcext:value-type="float">
            <text:p>1797638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0" calcext:value-type="float">
            <text:p>94000</text:p>
          </table:table-cell>
          <table:table-cell office:value-type="float" office:value="2036" calcext:value-type="float">
            <text:p>2036</text:p>
          </table:table-cell>
          <table:table-cell office:value-type="float" office:value="14678501" calcext:value-type="float">
            <text:p>14678501</text:p>
          </table:table-cell>
          <table:table-cell office:value-type="float" office:value="183602784" calcext:value-type="float">
            <text:p>1836027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0" calcext:value-type="float">
            <text:p>95000</text:p>
          </table:table-cell>
          <table:table-cell office:value-type="float" office:value="2406" calcext:value-type="float">
            <text:p>2406</text:p>
          </table:table-cell>
          <table:table-cell office:value-type="float" office:value="14966924" calcext:value-type="float">
            <text:p>14966924</text:p>
          </table:table-cell>
          <table:table-cell office:value-type="float" office:value="187998064" calcext:value-type="float">
            <text:p>1879980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0" calcext:value-type="float">
            <text:p>96000</text:p>
          </table:table-cell>
          <table:table-cell office:value-type="float" office:value="2052" calcext:value-type="float">
            <text:p>2052</text:p>
          </table:table-cell>
          <table:table-cell office:value-type="float" office:value="15260649" calcext:value-type="float">
            <text:p>15260649</text:p>
          </table:table-cell>
          <table:table-cell office:value-type="float" office:value="192516448" calcext:value-type="float">
            <text:p>1925164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0" calcext:value-type="float">
            <text:p>97000</text:p>
          </table:table-cell>
          <table:table-cell office:value-type="float" office:value="2130" calcext:value-type="float">
            <text:p>2130</text:p>
          </table:table-cell>
          <table:table-cell office:value-type="float" office:value="15582019" calcext:value-type="float">
            <text:p>15582019</text:p>
          </table:table-cell>
          <table:table-cell office:value-type="float" office:value="196533936" calcext:value-type="float">
            <text:p>1965339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0" calcext:value-type="float">
            <text:p>98000</text:p>
          </table:table-cell>
          <table:table-cell office:value-type="float" office:value="2489" calcext:value-type="float">
            <text:p>2489</text:p>
          </table:table-cell>
          <table:table-cell office:value-type="float" office:value="15904725" calcext:value-type="float">
            <text:p>15904725</text:p>
          </table:table-cell>
          <table:table-cell office:value-type="float" office:value="200899360" calcext:value-type="float">
            <text:p>200899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0" calcext:value-type="float">
            <text:p>99000</text:p>
          </table:table-cell>
          <table:table-cell office:value-type="float" office:value="2402" calcext:value-type="float">
            <text:p>2402</text:p>
          </table:table-cell>
          <table:table-cell office:value-type="float" office:value="16296425" calcext:value-type="float">
            <text:p>16296425</text:p>
          </table:table-cell>
          <table:table-cell office:value-type="float" office:value="205534096" calcext:value-type="float">
            <text:p>205534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6556269" calcext:value-type="float">
            <text:p>16556269</text:p>
          </table:table-cell>
          <table:table-cell office:value-type="float" office:value="209856608" calcext:value-type="float">
            <text:p>2098566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0" calcext:value-type="float">
            <text:p>101000</text:p>
          </table:table-cell>
          <table:table-cell office:value-type="float" office:value="2549" calcext:value-type="float">
            <text:p>2549</text:p>
          </table:table-cell>
          <table:table-cell office:value-type="float" office:value="16936788" calcext:value-type="float">
            <text:p>16936788</text:p>
          </table:table-cell>
          <table:table-cell office:value-type="float" office:value="214481920" calcext:value-type="float">
            <text:p>2144819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0" calcext:value-type="float">
            <text:p>102000</text:p>
          </table:table-cell>
          <table:table-cell office:value-type="float" office:value="2123" calcext:value-type="float">
            <text:p>2123</text:p>
          </table:table-cell>
          <table:table-cell office:value-type="float" office:value="17272964" calcext:value-type="float">
            <text:p>17272964</text:p>
          </table:table-cell>
          <table:table-cell office:value-type="float" office:value="219289200" calcext:value-type="float">
            <text:p>2192892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0" calcext:value-type="float">
            <text:p>103000</text:p>
          </table:table-cell>
          <table:table-cell office:value-type="float" office:value="2445" calcext:value-type="float">
            <text:p>2445</text:p>
          </table:table-cell>
          <table:table-cell office:value-type="float" office:value="17802902" calcext:value-type="float">
            <text:p>17802902</text:p>
          </table:table-cell>
          <table:table-cell office:value-type="float" office:value="224736992" calcext:value-type="float">
            <text:p>2247369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0" calcext:value-type="float">
            <text:p>104000</text:p>
          </table:table-cell>
          <table:table-cell office:value-type="float" office:value="2135" calcext:value-type="float">
            <text:p>2135</text:p>
          </table:table-cell>
          <table:table-cell office:value-type="float" office:value="18000904" calcext:value-type="float">
            <text:p>18000904</text:p>
          </table:table-cell>
          <table:table-cell office:value-type="float" office:value="229160896" calcext:value-type="float">
            <text:p>2291608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2137" calcext:value-type="float">
            <text:p>2137</text:p>
          </table:table-cell>
          <table:table-cell office:value-type="float" office:value="18263340" calcext:value-type="float">
            <text:p>18263340</text:p>
          </table:table-cell>
          <table:table-cell office:value-type="float" office:value="233000672" calcext:value-type="float">
            <text:p>2330006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0" calcext:value-type="float">
            <text:p>106000</text:p>
          </table:table-cell>
          <table:table-cell office:value-type="float" office:value="2780" calcext:value-type="float">
            <text:p>2780</text:p>
          </table:table-cell>
          <table:table-cell office:value-type="float" office:value="18639768" calcext:value-type="float">
            <text:p>18639768</text:p>
          </table:table-cell>
          <table:table-cell office:value-type="float" office:value="239026336" calcext:value-type="float">
            <text:p>2390263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0" calcext:value-type="float">
            <text:p>107000</text:p>
          </table:table-cell>
          <table:table-cell office:value-type="float" office:value="2090" calcext:value-type="float">
            <text:p>2090</text:p>
          </table:table-cell>
          <table:table-cell office:value-type="float" office:value="19270822" calcext:value-type="float">
            <text:p>19270822</text:p>
          </table:table-cell>
          <table:table-cell office:value-type="float" office:value="244280016" calcext:value-type="float">
            <text:p>2442800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0" calcext:value-type="float">
            <text:p>108000</text:p>
          </table:table-cell>
          <table:table-cell office:value-type="float" office:value="2124" calcext:value-type="float">
            <text:p>2124</text:p>
          </table:table-cell>
          <table:table-cell office:value-type="float" office:value="19585186" calcext:value-type="float">
            <text:p>19585186</text:p>
          </table:table-cell>
          <table:table-cell office:value-type="float" office:value="248379312" calcext:value-type="float">
            <text:p>2483793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0" calcext:value-type="float">
            <text:p>109000</text:p>
          </table:table-cell>
          <table:table-cell office:value-type="float" office:value="2098" calcext:value-type="float">
            <text:p>2098</text:p>
          </table:table-cell>
          <table:table-cell office:value-type="float" office:value="19720658" calcext:value-type="float">
            <text:p>19720658</text:p>
          </table:table-cell>
          <table:table-cell office:value-type="float" office:value="253417408" calcext:value-type="float">
            <text:p>2534174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125" calcext:value-type="float">
            <text:p>2125</text:p>
          </table:table-cell>
          <table:table-cell office:value-type="float" office:value="19996564" calcext:value-type="float">
            <text:p>19996564</text:p>
          </table:table-cell>
          <table:table-cell office:value-type="float" office:value="258064848" calcext:value-type="float">
            <text:p>2580648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2286" calcext:value-type="float">
            <text:p>2286</text:p>
          </table:table-cell>
          <table:table-cell office:value-type="float" office:value="20380340" calcext:value-type="float">
            <text:p>20380340</text:p>
          </table:table-cell>
          <table:table-cell office:value-type="float" office:value="263477808" calcext:value-type="float">
            <text:p>2634778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0" calcext:value-type="float">
            <text:p>112000</text:p>
          </table:table-cell>
          <table:table-cell office:value-type="float" office:value="2266" calcext:value-type="float">
            <text:p>2266</text:p>
          </table:table-cell>
          <table:table-cell office:value-type="float" office:value="20745548" calcext:value-type="float">
            <text:p>20745548</text:p>
          </table:table-cell>
          <table:table-cell office:value-type="float" office:value="268761408" calcext:value-type="float">
            <text:p>268761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0" calcext:value-type="float">
            <text:p>113000</text:p>
          </table:table-cell>
          <table:table-cell office:value-type="float" office:value="2256" calcext:value-type="float">
            <text:p>2256</text:p>
          </table:table-cell>
          <table:table-cell office:value-type="float" office:value="21263752" calcext:value-type="float">
            <text:p>21263752</text:p>
          </table:table-cell>
          <table:table-cell office:value-type="float" office:value="274343392" calcext:value-type="float">
            <text:p>274343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0" calcext:value-type="float">
            <text:p>114000</text:p>
          </table:table-cell>
          <table:table-cell office:value-type="float" office:value="2319" calcext:value-type="float">
            <text:p>2319</text:p>
          </table:table-cell>
          <table:table-cell office:value-type="float" office:value="21754368" calcext:value-type="float">
            <text:p>21754368</text:p>
          </table:table-cell>
          <table:table-cell office:value-type="float" office:value="279079648" calcext:value-type="float">
            <text:p>2790796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0" calcext:value-type="float">
            <text:p>115000</text:p>
          </table:table-cell>
          <table:table-cell office:value-type="float" office:value="2401" calcext:value-type="float">
            <text:p>2401</text:p>
          </table:table-cell>
          <table:table-cell office:value-type="float" office:value="21859180" calcext:value-type="float">
            <text:p>21859180</text:p>
          </table:table-cell>
          <table:table-cell office:value-type="float" office:value="284190656" calcext:value-type="float">
            <text:p>2841906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0" calcext:value-type="float">
            <text:p>116000</text:p>
          </table:table-cell>
          <table:table-cell office:value-type="float" office:value="2326" calcext:value-type="float">
            <text:p>2326</text:p>
          </table:table-cell>
          <table:table-cell office:value-type="float" office:value="22246340" calcext:value-type="float">
            <text:p>22246340</text:p>
          </table:table-cell>
          <table:table-cell office:value-type="float" office:value="289801696" calcext:value-type="float">
            <text:p>2898016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0" calcext:value-type="float">
            <text:p>117000</text:p>
          </table:table-cell>
          <table:table-cell office:value-type="float" office:value="2376" calcext:value-type="float">
            <text:p>2376</text:p>
          </table:table-cell>
          <table:table-cell office:value-type="float" office:value="22686180" calcext:value-type="float">
            <text:p>22686180</text:p>
          </table:table-cell>
          <table:table-cell office:value-type="float" office:value="295074176" calcext:value-type="float">
            <text:p>2950741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0" calcext:value-type="float">
            <text:p>118000</text:p>
          </table:table-cell>
          <table:table-cell office:value-type="float" office:value="2940" calcext:value-type="float">
            <text:p>2940</text:p>
          </table:table-cell>
          <table:table-cell office:value-type="float" office:value="23091160" calcext:value-type="float">
            <text:p>23091160</text:p>
          </table:table-cell>
          <table:table-cell office:value-type="float" office:value="300652672" calcext:value-type="float">
            <text:p>3006526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0" calcext:value-type="float">
            <text:p>119000</text:p>
          </table:table-cell>
          <table:table-cell office:value-type="float" office:value="2371" calcext:value-type="float">
            <text:p>2371</text:p>
          </table:table-cell>
          <table:table-cell office:value-type="float" office:value="23442752" calcext:value-type="float">
            <text:p>23442752</text:p>
          </table:table-cell>
          <table:table-cell office:value-type="float" office:value="306250944" calcext:value-type="float">
            <text:p>3062509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428" calcext:value-type="float">
            <text:p>2428</text:p>
          </table:table-cell>
          <table:table-cell office:value-type="float" office:value="23812872" calcext:value-type="float">
            <text:p>23812872</text:p>
          </table:table-cell>
          <table:table-cell office:value-type="float" office:value="311759456" calcext:value-type="float">
            <text:p>3117594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0" calcext:value-type="float">
            <text:p>121000</text:p>
          </table:table-cell>
          <table:table-cell office:value-type="float" office:value="2446" calcext:value-type="float">
            <text:p>2446</text:p>
          </table:table-cell>
          <table:table-cell office:value-type="float" office:value="24213188" calcext:value-type="float">
            <text:p>24213188</text:p>
          </table:table-cell>
          <table:table-cell office:value-type="float" office:value="317512032" calcext:value-type="float">
            <text:p>3175120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0" calcext:value-type="float">
            <text:p>122000</text:p>
          </table:table-cell>
          <table:table-cell office:value-type="float" office:value="2466" calcext:value-type="float">
            <text:p>2466</text:p>
          </table:table-cell>
          <table:table-cell office:value-type="float" office:value="24614312" calcext:value-type="float">
            <text:p>24614312</text:p>
          </table:table-cell>
          <table:table-cell office:value-type="float" office:value="323606688" calcext:value-type="float">
            <text:p>3236066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0" calcext:value-type="float">
            <text:p>123000</text:p>
          </table:table-cell>
          <table:table-cell office:value-type="float" office:value="2503" calcext:value-type="float">
            <text:p>2503</text:p>
          </table:table-cell>
          <table:table-cell office:value-type="float" office:value="25016628" calcext:value-type="float">
            <text:p>25016628</text:p>
          </table:table-cell>
          <table:table-cell office:value-type="float" office:value="328668320" calcext:value-type="float">
            <text:p>3286683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0" calcext:value-type="float">
            <text:p>124000</text:p>
          </table:table-cell>
          <table:table-cell office:value-type="float" office:value="2470" calcext:value-type="float">
            <text:p>2470</text:p>
          </table:table-cell>
          <table:table-cell office:value-type="float" office:value="25415722" calcext:value-type="float">
            <text:p>25415722</text:p>
          </table:table-cell>
          <table:table-cell office:value-type="float" office:value="336028192" calcext:value-type="float">
            <text:p>3360281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2938" calcext:value-type="float">
            <text:p>2938</text:p>
          </table:table-cell>
          <table:table-cell office:value-type="float" office:value="25876556" calcext:value-type="float">
            <text:p>25876556</text:p>
          </table:table-cell>
          <table:table-cell office:value-type="float" office:value="349719072" calcext:value-type="float">
            <text:p>3497190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0" calcext:value-type="float">
            <text:p>126000</text:p>
          </table:table-cell>
          <table:table-cell office:value-type="float" office:value="2614" calcext:value-type="float">
            <text:p>2614</text:p>
          </table:table-cell>
          <table:table-cell office:value-type="float" office:value="26239504" calcext:value-type="float">
            <text:p>26239504</text:p>
          </table:table-cell>
          <table:table-cell office:value-type="float" office:value="348052864" calcext:value-type="float">
            <text:p>3480528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0" calcext:value-type="float">
            <text:p>127000</text:p>
          </table:table-cell>
          <table:table-cell office:value-type="float" office:value="2523" calcext:value-type="float">
            <text:p>2523</text:p>
          </table:table-cell>
          <table:table-cell office:value-type="float" office:value="26679928" calcext:value-type="float">
            <text:p>26679928</text:p>
          </table:table-cell>
          <table:table-cell office:value-type="float" office:value="353485024" calcext:value-type="float">
            <text:p>353485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0" calcext:value-type="float">
            <text:p>128000</text:p>
          </table:table-cell>
          <table:table-cell office:value-type="float" office:value="2575" calcext:value-type="float">
            <text:p>2575</text:p>
          </table:table-cell>
          <table:table-cell office:value-type="float" office:value="27091304" calcext:value-type="float">
            <text:p>27091304</text:p>
          </table:table-cell>
          <table:table-cell office:value-type="float" office:value="360616960" calcext:value-type="float">
            <text:p>3606169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0" calcext:value-type="float">
            <text:p>129000</text:p>
          </table:table-cell>
          <table:table-cell office:value-type="float" office:value="3055" calcext:value-type="float">
            <text:p>3055</text:p>
          </table:table-cell>
          <table:table-cell office:value-type="float" office:value="27520388" calcext:value-type="float">
            <text:p>27520388</text:p>
          </table:table-cell>
          <table:table-cell office:value-type="float" office:value="366698048" calcext:value-type="float">
            <text:p>3666980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0" calcext:value-type="float">
            <text:p>130000</text:p>
          </table:table-cell>
          <table:table-cell office:value-type="float" office:value="2783" calcext:value-type="float">
            <text:p>2783</text:p>
          </table:table-cell>
          <table:table-cell office:value-type="float" office:value="27936480" calcext:value-type="float">
            <text:p>27936480</text:p>
          </table:table-cell>
          <table:table-cell office:value-type="float" office:value="374102848" calcext:value-type="float">
            <text:p>3741028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0" calcext:value-type="float">
            <text:p>131000</text:p>
          </table:table-cell>
          <table:table-cell office:value-type="float" office:value="2540" calcext:value-type="float">
            <text:p>2540</text:p>
          </table:table-cell>
          <table:table-cell office:value-type="float" office:value="28385396" calcext:value-type="float">
            <text:p>28385396</text:p>
          </table:table-cell>
          <table:table-cell office:value-type="float" office:value="387675168" calcext:value-type="float">
            <text:p>3876751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0" calcext:value-type="float">
            <text:p>132000</text:p>
          </table:table-cell>
          <table:table-cell office:value-type="float" office:value="2672" calcext:value-type="float">
            <text:p>2672</text:p>
          </table:table-cell>
          <table:table-cell office:value-type="float" office:value="28817788" calcext:value-type="float">
            <text:p>28817788</text:p>
          </table:table-cell>
          <table:table-cell office:value-type="float" office:value="385158624" calcext:value-type="float">
            <text:p>3851586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0" calcext:value-type="float">
            <text:p>133000</text:p>
          </table:table-cell>
          <table:table-cell office:value-type="float" office:value="3068" calcext:value-type="float">
            <text:p>3068</text:p>
          </table:table-cell>
          <table:table-cell office:value-type="float" office:value="29347192" calcext:value-type="float">
            <text:p>29347192</text:p>
          </table:table-cell>
          <table:table-cell office:value-type="float" office:value="390528960" calcext:value-type="float">
            <text:p>3905289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0" calcext:value-type="float">
            <text:p>134000</text:p>
          </table:table-cell>
          <table:table-cell office:value-type="float" office:value="3218" calcext:value-type="float">
            <text:p>3218</text:p>
          </table:table-cell>
          <table:table-cell office:value-type="float" office:value="29756576" calcext:value-type="float">
            <text:p>29756576</text:p>
          </table:table-cell>
          <table:table-cell office:value-type="float" office:value="396004576" calcext:value-type="float">
            <text:p>3960045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0" calcext:value-type="float">
            <text:p>135000</text:p>
          </table:table-cell>
          <table:table-cell office:value-type="float" office:value="3338" calcext:value-type="float">
            <text:p>3338</text:p>
          </table:table-cell>
          <table:table-cell office:value-type="float" office:value="30224854" calcext:value-type="float">
            <text:p>30224854</text:p>
          </table:table-cell>
          <table:table-cell office:value-type="float" office:value="407630432" calcext:value-type="float">
            <text:p>4076304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0" calcext:value-type="float">
            <text:p>136000</text:p>
          </table:table-cell>
          <table:table-cell office:value-type="float" office:value="2771" calcext:value-type="float">
            <text:p>2771</text:p>
          </table:table-cell>
          <table:table-cell office:value-type="float" office:value="30569976" calcext:value-type="float">
            <text:p>30569976</text:p>
          </table:table-cell>
          <table:table-cell office:value-type="float" office:value="417716832" calcext:value-type="float">
            <text:p>4177168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0" calcext:value-type="float">
            <text:p>137000</text:p>
          </table:table-cell>
          <table:table-cell office:value-type="float" office:value="2756" calcext:value-type="float">
            <text:p>2756</text:p>
          </table:table-cell>
          <table:table-cell office:value-type="float" office:value="31054404" calcext:value-type="float">
            <text:p>31054404</text:p>
          </table:table-cell>
          <table:table-cell office:value-type="float" office:value="415445088" calcext:value-type="float">
            <text:p>4154450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73" calcext:value-type="float">
            <text:p>2773</text:p>
          </table:table-cell>
          <table:table-cell office:value-type="float" office:value="31480168" calcext:value-type="float">
            <text:p>31480168</text:p>
          </table:table-cell>
          <table:table-cell office:value-type="float" office:value="423500992" calcext:value-type="float">
            <text:p>4235009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0" calcext:value-type="float">
            <text:p>139000</text:p>
          </table:table-cell>
          <table:table-cell office:value-type="float" office:value="3301" calcext:value-type="float">
            <text:p>3301</text:p>
          </table:table-cell>
          <table:table-cell office:value-type="float" office:value="31966222" calcext:value-type="float">
            <text:p>31966222</text:p>
          </table:table-cell>
          <table:table-cell office:value-type="float" office:value="431463296" calcext:value-type="float">
            <text:p>4314632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0" calcext:value-type="float">
            <text:p>140000</text:p>
          </table:table-cell>
          <table:table-cell office:value-type="float" office:value="2812" calcext:value-type="float">
            <text:p>2812</text:p>
          </table:table-cell>
          <table:table-cell office:value-type="float" office:value="32383852" calcext:value-type="float">
            <text:p>32383852</text:p>
          </table:table-cell>
          <table:table-cell office:value-type="float" office:value="438832192" calcext:value-type="float">
            <text:p>4388321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0" calcext:value-type="float">
            <text:p>141000</text:p>
          </table:table-cell>
          <table:table-cell office:value-type="float" office:value="2792" calcext:value-type="float">
            <text:p>2792</text:p>
          </table:table-cell>
          <table:table-cell office:value-type="float" office:value="32897990" calcext:value-type="float">
            <text:p>32897990</text:p>
          </table:table-cell>
          <table:table-cell office:value-type="float" office:value="448046528" calcext:value-type="float">
            <text:p>4480465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0" calcext:value-type="float">
            <text:p>142000</text:p>
          </table:table-cell>
          <table:table-cell office:value-type="float" office:value="2838" calcext:value-type="float">
            <text:p>2838</text:p>
          </table:table-cell>
          <table:table-cell office:value-type="float" office:value="33319746" calcext:value-type="float">
            <text:p>33319746</text:p>
          </table:table-cell>
          <table:table-cell office:value-type="float" office:value="450627584" calcext:value-type="float">
            <text:p>4506275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0" calcext:value-type="float">
            <text:p>143000</text:p>
          </table:table-cell>
          <table:table-cell office:value-type="float" office:value="2836" calcext:value-type="float">
            <text:p>2836</text:p>
          </table:table-cell>
          <table:table-cell office:value-type="float" office:value="33816352" calcext:value-type="float">
            <text:p>33816352</text:p>
          </table:table-cell>
          <table:table-cell office:value-type="float" office:value="455431584" calcext:value-type="float">
            <text:p>45543158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0" calcext:value-type="float">
            <text:p>144000</text:p>
          </table:table-cell>
          <table:table-cell office:value-type="float" office:value="3338" calcext:value-type="float">
            <text:p>3338</text:p>
          </table:table-cell>
          <table:table-cell office:value-type="float" office:value="34290876" calcext:value-type="float">
            <text:p>34290876</text:p>
          </table:table-cell>
          <table:table-cell office:value-type="float" office:value="463910048" calcext:value-type="float">
            <text:p>4639100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0" calcext:value-type="float">
            <text:p>145000</text:p>
          </table:table-cell>
          <table:table-cell office:value-type="float" office:value="2831" calcext:value-type="float">
            <text:p>2831</text:p>
          </table:table-cell>
          <table:table-cell office:value-type="float" office:value="34816420" calcext:value-type="float">
            <text:p>34816420</text:p>
          </table:table-cell>
          <table:table-cell office:value-type="float" office:value="475109056" calcext:value-type="float">
            <text:p>475109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0" calcext:value-type="float">
            <text:p>146000</text:p>
          </table:table-cell>
          <table:table-cell office:value-type="float" office:value="2802" calcext:value-type="float">
            <text:p>2802</text:p>
          </table:table-cell>
          <table:table-cell office:value-type="float" office:value="35234624" calcext:value-type="float">
            <text:p>35234624</text:p>
          </table:table-cell>
          <table:table-cell office:value-type="float" office:value="476193792" calcext:value-type="float">
            <text:p>4761937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0" calcext:value-type="float">
            <text:p>147000</text:p>
          </table:table-cell>
          <table:table-cell office:value-type="float" office:value="2813" calcext:value-type="float">
            <text:p>2813</text:p>
          </table:table-cell>
          <table:table-cell office:value-type="float" office:value="35736216" calcext:value-type="float">
            <text:p>35736216</text:p>
          </table:table-cell>
          <table:table-cell office:value-type="float" office:value="482955520" calcext:value-type="float">
            <text:p>4829555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0" calcext:value-type="float">
            <text:p>148000</text:p>
          </table:table-cell>
          <table:table-cell office:value-type="float" office:value="2963" calcext:value-type="float">
            <text:p>2963</text:p>
          </table:table-cell>
          <table:table-cell office:value-type="float" office:value="36204216" calcext:value-type="float">
            <text:p>36204216</text:p>
          </table:table-cell>
          <table:table-cell office:value-type="float" office:value="491132864" calcext:value-type="float">
            <text:p>4911328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0" calcext:value-type="float">
            <text:p>149000</text:p>
          </table:table-cell>
          <table:table-cell office:value-type="float" office:value="3393" calcext:value-type="float">
            <text:p>3393</text:p>
          </table:table-cell>
          <table:table-cell office:value-type="float" office:value="36702008" calcext:value-type="float">
            <text:p>36702008</text:p>
          </table:table-cell>
          <table:table-cell office:value-type="float" office:value="511245984" calcext:value-type="float">
            <text:p>511245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971" calcext:value-type="float">
            <text:p>2971</text:p>
          </table:table-cell>
          <table:table-cell office:value-type="float" office:value="37186928" calcext:value-type="float">
            <text:p>37186928</text:p>
          </table:table-cell>
          <table:table-cell office:value-type="float" office:value="517033888" calcext:value-type="float">
            <text:p>5170338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0" calcext:value-type="float">
            <text:p>151000</text:p>
          </table:table-cell>
          <table:table-cell office:value-type="float" office:value="2981" calcext:value-type="float">
            <text:p>2981</text:p>
          </table:table-cell>
          <table:table-cell office:value-type="float" office:value="37705012" calcext:value-type="float">
            <text:p>37705012</text:p>
          </table:table-cell>
          <table:table-cell office:value-type="float" office:value="513620928" calcext:value-type="float">
            <text:p>5136209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0" calcext:value-type="float">
            <text:p>152000</text:p>
          </table:table-cell>
          <table:table-cell office:value-type="float" office:value="3494" calcext:value-type="float">
            <text:p>3494</text:p>
          </table:table-cell>
          <table:table-cell office:value-type="float" office:value="38189380" calcext:value-type="float">
            <text:p>38189380</text:p>
          </table:table-cell>
          <table:table-cell office:value-type="float" office:value="529185824" calcext:value-type="float">
            <text:p>5291858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0" calcext:value-type="float">
            <text:p>153000</text:p>
          </table:table-cell>
          <table:table-cell office:value-type="float" office:value="3962" calcext:value-type="float">
            <text:p>3962</text:p>
          </table:table-cell>
          <table:table-cell office:value-type="float" office:value="38732804" calcext:value-type="float">
            <text:p>38732804</text:p>
          </table:table-cell>
          <table:table-cell office:value-type="float" office:value="530593792" calcext:value-type="float">
            <text:p>5305937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0" calcext:value-type="float">
            <text:p>154000</text:p>
          </table:table-cell>
          <table:table-cell office:value-type="float" office:value="3122" calcext:value-type="float">
            <text:p>3122</text:p>
          </table:table-cell>
          <table:table-cell office:value-type="float" office:value="39191096" calcext:value-type="float">
            <text:p>39191096</text:p>
          </table:table-cell>
          <table:table-cell office:value-type="float" office:value="539613312" calcext:value-type="float">
            <text:p>5396133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0" calcext:value-type="float">
            <text:p>155000</text:p>
          </table:table-cell>
          <table:table-cell office:value-type="float" office:value="3003" calcext:value-type="float">
            <text:p>3003</text:p>
          </table:table-cell>
          <table:table-cell office:value-type="float" office:value="39726016" calcext:value-type="float">
            <text:p>39726016</text:p>
          </table:table-cell>
          <table:table-cell office:value-type="float" office:value="546078720" calcext:value-type="float">
            <text:p>5460787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0" calcext:value-type="float">
            <text:p>156000</text:p>
          </table:table-cell>
          <table:table-cell office:value-type="float" office:value="3011" calcext:value-type="float">
            <text:p>3011</text:p>
          </table:table-cell>
          <table:table-cell office:value-type="float" office:value="40220660" calcext:value-type="float">
            <text:p>40220660</text:p>
          </table:table-cell>
          <table:table-cell office:value-type="float" office:value="551785024" calcext:value-type="float">
            <text:p>5517850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0" calcext:value-type="float">
            <text:p>157000</text:p>
          </table:table-cell>
          <table:table-cell office:value-type="float" office:value="3045" calcext:value-type="float">
            <text:p>3045</text:p>
          </table:table-cell>
          <table:table-cell office:value-type="float" office:value="40727180" calcext:value-type="float">
            <text:p>40727180</text:p>
          </table:table-cell>
          <table:table-cell office:value-type="float" office:value="562099392" calcext:value-type="float">
            <text:p>5620993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0" calcext:value-type="float">
            <text:p>158000</text:p>
          </table:table-cell>
          <table:table-cell office:value-type="float" office:value="3050" calcext:value-type="float">
            <text:p>3050</text:p>
          </table:table-cell>
          <table:table-cell office:value-type="float" office:value="41338844" calcext:value-type="float">
            <text:p>41338844</text:p>
          </table:table-cell>
          <table:table-cell office:value-type="float" office:value="571860032" calcext:value-type="float">
            <text:p>5718600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0" calcext:value-type="float">
            <text:p>159000</text:p>
          </table:table-cell>
          <table:table-cell office:value-type="float" office:value="3056" calcext:value-type="float">
            <text:p>3056</text:p>
          </table:table-cell>
          <table:table-cell office:value-type="float" office:value="41807868" calcext:value-type="float">
            <text:p>41807868</text:p>
          </table:table-cell>
          <table:table-cell office:value-type="float" office:value="579269632" calcext:value-type="float">
            <text:p>5792696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049" calcext:value-type="float">
            <text:p>3049</text:p>
          </table:table-cell>
          <table:table-cell office:value-type="float" office:value="42362968" calcext:value-type="float">
            <text:p>42362968</text:p>
          </table:table-cell>
          <table:table-cell office:value-type="float" office:value="586279552" calcext:value-type="float">
            <text:p>5862795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0" calcext:value-type="float">
            <text:p>161000</text:p>
          </table:table-cell>
          <table:table-cell office:value-type="float" office:value="3650" calcext:value-type="float">
            <text:p>3650</text:p>
          </table:table-cell>
          <table:table-cell office:value-type="float" office:value="42923396" calcext:value-type="float">
            <text:p>42923396</text:p>
          </table:table-cell>
          <table:table-cell office:value-type="float" office:value="597693504" calcext:value-type="float">
            <text:p>5976935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0" calcext:value-type="float">
            <text:p>162000</text:p>
          </table:table-cell>
          <table:table-cell office:value-type="float" office:value="4282" calcext:value-type="float">
            <text:p>4282</text:p>
          </table:table-cell>
          <table:table-cell office:value-type="float" office:value="43409480" calcext:value-type="float">
            <text:p>43409480</text:p>
          </table:table-cell>
          <table:table-cell office:value-type="float" office:value="605004608" calcext:value-type="float">
            <text:p>6050046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0" calcext:value-type="float">
            <text:p>163000</text:p>
          </table:table-cell>
          <table:table-cell office:value-type="float" office:value="3614" calcext:value-type="float">
            <text:p>3614</text:p>
          </table:table-cell>
          <table:table-cell office:value-type="float" office:value="45118928" calcext:value-type="float">
            <text:p>45118928</text:p>
          </table:table-cell>
          <table:table-cell office:value-type="float" office:value="619667328" calcext:value-type="float">
            <text:p>6196673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0" calcext:value-type="float">
            <text:p>164000</text:p>
          </table:table-cell>
          <table:table-cell office:value-type="float" office:value="3849" calcext:value-type="float">
            <text:p>3849</text:p>
          </table:table-cell>
          <table:table-cell office:value-type="float" office:value="44734064" calcext:value-type="float">
            <text:p>44734064</text:p>
          </table:table-cell>
          <table:table-cell office:value-type="float" office:value="633195008" calcext:value-type="float">
            <text:p>6331950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0" calcext:value-type="float">
            <text:p>165000</text:p>
          </table:table-cell>
          <table:table-cell office:value-type="float" office:value="3725" calcext:value-type="float">
            <text:p>3725</text:p>
          </table:table-cell>
          <table:table-cell office:value-type="float" office:value="45089468" calcext:value-type="float">
            <text:p>45089468</text:p>
          </table:table-cell>
          <table:table-cell office:value-type="float" office:value="619822528" calcext:value-type="float">
            <text:p>6198225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0" calcext:value-type="float">
            <text:p>166000</text:p>
          </table:table-cell>
          <table:table-cell office:value-type="float" office:value="3872" calcext:value-type="float">
            <text:p>3872</text:p>
          </table:table-cell>
          <table:table-cell office:value-type="float" office:value="45697492" calcext:value-type="float">
            <text:p>45697492</text:p>
          </table:table-cell>
          <table:table-cell office:value-type="float" office:value="629127552" calcext:value-type="float">
            <text:p>6291275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0" calcext:value-type="float">
            <text:p>167000</text:p>
          </table:table-cell>
          <table:table-cell office:value-type="float" office:value="3300" calcext:value-type="float">
            <text:p>3300</text:p>
          </table:table-cell>
          <table:table-cell office:value-type="float" office:value="46111668" calcext:value-type="float">
            <text:p>46111668</text:p>
          </table:table-cell>
          <table:table-cell office:value-type="float" office:value="636350912" calcext:value-type="float">
            <text:p>6363509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0" calcext:value-type="float">
            <text:p>168000</text:p>
          </table:table-cell>
          <table:table-cell office:value-type="float" office:value="3759" calcext:value-type="float">
            <text:p>3759</text:p>
          </table:table-cell>
          <table:table-cell office:value-type="float" office:value="46751964" calcext:value-type="float">
            <text:p>46751964</text:p>
          </table:table-cell>
          <table:table-cell office:value-type="float" office:value="642206656" calcext:value-type="float">
            <text:p>6422066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0" calcext:value-type="float">
            <text:p>169000</text:p>
          </table:table-cell>
          <table:table-cell office:value-type="float" office:value="3517" calcext:value-type="float">
            <text:p>3517</text:p>
          </table:table-cell>
          <table:table-cell office:value-type="float" office:value="47221312" calcext:value-type="float">
            <text:p>47221312</text:p>
          </table:table-cell>
          <table:table-cell office:value-type="float" office:value="652921216" calcext:value-type="float">
            <text:p>6529212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0" calcext:value-type="float">
            <text:p>170000</text:p>
          </table:table-cell>
          <table:table-cell office:value-type="float" office:value="4027" calcext:value-type="float">
            <text:p>4027</text:p>
          </table:table-cell>
          <table:table-cell office:value-type="float" office:value="47757156" calcext:value-type="float">
            <text:p>47757156</text:p>
          </table:table-cell>
          <table:table-cell office:value-type="float" office:value="660504128" calcext:value-type="float">
            <text:p>6605041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0" calcext:value-type="float">
            <text:p>171000</text:p>
          </table:table-cell>
          <table:table-cell office:value-type="float" office:value="3320" calcext:value-type="float">
            <text:p>3320</text:p>
          </table:table-cell>
          <table:table-cell office:value-type="float" office:value="48321368" calcext:value-type="float">
            <text:p>48321368</text:p>
          </table:table-cell>
          <table:table-cell office:value-type="float" office:value="669020800" calcext:value-type="float">
            <text:p>6690208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0" calcext:value-type="float">
            <text:p>172000</text:p>
          </table:table-cell>
          <table:table-cell office:value-type="float" office:value="3304" calcext:value-type="float">
            <text:p>3304</text:p>
          </table:table-cell>
          <table:table-cell office:value-type="float" office:value="48961780" calcext:value-type="float">
            <text:p>48961780</text:p>
          </table:table-cell>
          <table:table-cell office:value-type="float" office:value="675926464" calcext:value-type="float">
            <text:p>6759264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0" calcext:value-type="float">
            <text:p>173000</text:p>
          </table:table-cell>
          <table:table-cell office:value-type="float" office:value="3419" calcext:value-type="float">
            <text:p>3419</text:p>
          </table:table-cell>
          <table:table-cell office:value-type="float" office:value="49516348" calcext:value-type="float">
            <text:p>49516348</text:p>
          </table:table-cell>
          <table:table-cell office:value-type="float" office:value="683473792" calcext:value-type="float">
            <text:p>6834737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0" calcext:value-type="float">
            <text:p>174000</text:p>
          </table:table-cell>
          <table:table-cell office:value-type="float" office:value="3334" calcext:value-type="float">
            <text:p>3334</text:p>
          </table:table-cell>
          <table:table-cell office:value-type="float" office:value="50245800" calcext:value-type="float">
            <text:p>50245800</text:p>
          </table:table-cell>
          <table:table-cell office:value-type="float" office:value="691700672" calcext:value-type="float">
            <text:p>691700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0" calcext:value-type="float">
            <text:p>175000</text:p>
          </table:table-cell>
          <table:table-cell office:value-type="float" office:value="3600" calcext:value-type="float">
            <text:p>3600</text:p>
          </table:table-cell>
          <table:table-cell office:value-type="float" office:value="50876376" calcext:value-type="float">
            <text:p>50876376</text:p>
          </table:table-cell>
          <table:table-cell office:value-type="float" office:value="700019136" calcext:value-type="float">
            <text:p>7000191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0" calcext:value-type="float">
            <text:p>176000</text:p>
          </table:table-cell>
          <table:table-cell office:value-type="float" office:value="3418" calcext:value-type="float">
            <text:p>3418</text:p>
          </table:table-cell>
          <table:table-cell office:value-type="float" office:value="51773104" calcext:value-type="float">
            <text:p>51773104</text:p>
          </table:table-cell>
          <table:table-cell office:value-type="float" office:value="710717760" calcext:value-type="float">
            <text:p>7107177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0" calcext:value-type="float">
            <text:p>177000</text:p>
          </table:table-cell>
          <table:table-cell office:value-type="float" office:value="3518" calcext:value-type="float">
            <text:p>3518</text:p>
          </table:table-cell>
          <table:table-cell office:value-type="float" office:value="51852672" calcext:value-type="float">
            <text:p>51852672</text:p>
          </table:table-cell>
          <table:table-cell office:value-type="float" office:value="718381952" calcext:value-type="float">
            <text:p>7183819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0" calcext:value-type="float">
            <text:p>178000</text:p>
          </table:table-cell>
          <table:table-cell office:value-type="float" office:value="4058" calcext:value-type="float">
            <text:p>4058</text:p>
          </table:table-cell>
          <table:table-cell office:value-type="float" office:value="52553564" calcext:value-type="float">
            <text:p>52553564</text:p>
          </table:table-cell>
          <table:table-cell office:value-type="float" office:value="725235072" calcext:value-type="float">
            <text:p>7252350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0" calcext:value-type="float">
            <text:p>179000</text:p>
          </table:table-cell>
          <table:table-cell office:value-type="float" office:value="3456" calcext:value-type="float">
            <text:p>3456</text:p>
          </table:table-cell>
          <table:table-cell office:value-type="float" office:value="53100864" calcext:value-type="float">
            <text:p>53100864</text:p>
          </table:table-cell>
          <table:table-cell office:value-type="float" office:value="734053440" calcext:value-type="float">
            <text:p>7340534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547" calcext:value-type="float">
            <text:p>3547</text:p>
          </table:table-cell>
          <table:table-cell office:value-type="float" office:value="53839616" calcext:value-type="float">
            <text:p>53839616</text:p>
          </table:table-cell>
          <table:table-cell office:value-type="float" office:value="742634944" calcext:value-type="float">
            <text:p>7426349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0" calcext:value-type="float">
            <text:p>181000</text:p>
          </table:table-cell>
          <table:table-cell office:value-type="float" office:value="3686" calcext:value-type="float">
            <text:p>3686</text:p>
          </table:table-cell>
          <table:table-cell office:value-type="float" office:value="54189204" calcext:value-type="float">
            <text:p>54189204</text:p>
          </table:table-cell>
          <table:table-cell office:value-type="float" office:value="750659968" calcext:value-type="float">
            <text:p>7506599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0" calcext:value-type="float">
            <text:p>182000</text:p>
          </table:table-cell>
          <table:table-cell office:value-type="float" office:value="3482" calcext:value-type="float">
            <text:p>3482</text:p>
          </table:table-cell>
          <table:table-cell office:value-type="float" office:value="54759400" calcext:value-type="float">
            <text:p>54759400</text:p>
          </table:table-cell>
          <table:table-cell office:value-type="float" office:value="759437760" calcext:value-type="float">
            <text:p>7594377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0" calcext:value-type="float">
            <text:p>183000</text:p>
          </table:table-cell>
          <table:table-cell office:value-type="float" office:value="3970" calcext:value-type="float">
            <text:p>3970</text:p>
          </table:table-cell>
          <table:table-cell office:value-type="float" office:value="55375132" calcext:value-type="float">
            <text:p>55375132</text:p>
          </table:table-cell>
          <table:table-cell office:value-type="float" office:value="767778752" calcext:value-type="float">
            <text:p>7677787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0" calcext:value-type="float">
            <text:p>184000</text:p>
          </table:table-cell>
          <table:table-cell office:value-type="float" office:value="3589" calcext:value-type="float">
            <text:p>3589</text:p>
          </table:table-cell>
          <table:table-cell office:value-type="float" office:value="55951832" calcext:value-type="float">
            <text:p>55951832</text:p>
          </table:table-cell>
          <table:table-cell office:value-type="float" office:value="777412928" calcext:value-type="float">
            <text:p>7774129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0" calcext:value-type="float">
            <text:p>185000</text:p>
          </table:table-cell>
          <table:table-cell office:value-type="float" office:value="3708" calcext:value-type="float">
            <text:p>3708</text:p>
          </table:table-cell>
          <table:table-cell office:value-type="float" office:value="56651660" calcext:value-type="float">
            <text:p>56651660</text:p>
          </table:table-cell>
          <table:table-cell office:value-type="float" office:value="785656640" calcext:value-type="float">
            <text:p>7856566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0" calcext:value-type="float">
            <text:p>186000</text:p>
          </table:table-cell>
          <table:table-cell office:value-type="float" office:value="4100" calcext:value-type="float">
            <text:p>4100</text:p>
          </table:table-cell>
          <table:table-cell office:value-type="float" office:value="57199692" calcext:value-type="float">
            <text:p>57199692</text:p>
          </table:table-cell>
          <table:table-cell office:value-type="float" office:value="795854400" calcext:value-type="float">
            <text:p>7958544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0" calcext:value-type="float">
            <text:p>187000</text:p>
          </table:table-cell>
          <table:table-cell office:value-type="float" office:value="3716" calcext:value-type="float">
            <text:p>3716</text:p>
          </table:table-cell>
          <table:table-cell office:value-type="float" office:value="57834660" calcext:value-type="float">
            <text:p>57834660</text:p>
          </table:table-cell>
          <table:table-cell office:value-type="float" office:value="804729536" calcext:value-type="float">
            <text:p>8047295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0" calcext:value-type="float">
            <text:p>188000</text:p>
          </table:table-cell>
          <table:table-cell office:value-type="float" office:value="3630" calcext:value-type="float">
            <text:p>3630</text:p>
          </table:table-cell>
          <table:table-cell office:value-type="float" office:value="58418048" calcext:value-type="float">
            <text:p>58418048</text:p>
          </table:table-cell>
          <table:table-cell office:value-type="float" office:value="814618496" calcext:value-type="float">
            <text:p>8146184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0" calcext:value-type="float">
            <text:p>189000</text:p>
          </table:table-cell>
          <table:table-cell office:value-type="float" office:value="5869" calcext:value-type="float">
            <text:p>5869</text:p>
          </table:table-cell>
          <table:table-cell office:value-type="float" office:value="59445060" calcext:value-type="float">
            <text:p>59445060</text:p>
          </table:table-cell>
          <table:table-cell office:value-type="float" office:value="823928704" calcext:value-type="float">
            <text:p>8239287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0" calcext:value-type="float">
            <text:p>190000</text:p>
          </table:table-cell>
          <table:table-cell office:value-type="float" office:value="6147" calcext:value-type="float">
            <text:p>6147</text:p>
          </table:table-cell>
          <table:table-cell office:value-type="float" office:value="59818240" calcext:value-type="float">
            <text:p>59818240</text:p>
          </table:table-cell>
          <table:table-cell office:value-type="float" office:value="834011072" calcext:value-type="float">
            <text:p>8340110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0" calcext:value-type="float">
            <text:p>191000</text:p>
          </table:table-cell>
          <table:table-cell office:value-type="float" office:value="3773" calcext:value-type="float">
            <text:p>3773</text:p>
          </table:table-cell>
          <table:table-cell office:value-type="float" office:value="60417700" calcext:value-type="float">
            <text:p>60417700</text:p>
          </table:table-cell>
          <table:table-cell office:value-type="float" office:value="841912768" calcext:value-type="float">
            <text:p>8419127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0" calcext:value-type="float">
            <text:p>192000</text:p>
          </table:table-cell>
          <table:table-cell office:value-type="float" office:value="4128" calcext:value-type="float">
            <text:p>4128</text:p>
          </table:table-cell>
          <table:table-cell office:value-type="float" office:value="61173440" calcext:value-type="float">
            <text:p>61173440</text:p>
          </table:table-cell>
          <table:table-cell office:value-type="float" office:value="851217088" calcext:value-type="float">
            <text:p>8512170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0" calcext:value-type="float">
            <text:p>193000</text:p>
          </table:table-cell>
          <table:table-cell office:value-type="float" office:value="4094" calcext:value-type="float">
            <text:p>4094</text:p>
          </table:table-cell>
          <table:table-cell office:value-type="float" office:value="61587544" calcext:value-type="float">
            <text:p>61587544</text:p>
          </table:table-cell>
          <table:table-cell office:value-type="float" office:value="860966976" calcext:value-type="float">
            <text:p>8609669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0" calcext:value-type="float">
            <text:p>194000</text:p>
          </table:table-cell>
          <table:table-cell office:value-type="float" office:value="3877" calcext:value-type="float">
            <text:p>3877</text:p>
          </table:table-cell>
          <table:table-cell office:value-type="float" office:value="62551632" calcext:value-type="float">
            <text:p>62551632</text:p>
          </table:table-cell>
          <table:table-cell office:value-type="float" office:value="871343296" calcext:value-type="float">
            <text:p>8713432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0" calcext:value-type="float">
            <text:p>195000</text:p>
          </table:table-cell>
          <table:table-cell office:value-type="float" office:value="4341" calcext:value-type="float">
            <text:p>4341</text:p>
          </table:table-cell>
          <table:table-cell office:value-type="float" office:value="62964696" calcext:value-type="float">
            <text:p>62964696</text:p>
          </table:table-cell>
          <table:table-cell office:value-type="float" office:value="881384512" calcext:value-type="float">
            <text:p>8813845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0" calcext:value-type="float">
            <text:p>196000</text:p>
          </table:table-cell>
          <table:table-cell office:value-type="float" office:value="4210" calcext:value-type="float">
            <text:p>4210</text:p>
          </table:table-cell>
          <table:table-cell office:value-type="float" office:value="63566840" calcext:value-type="float">
            <text:p>63566840</text:p>
          </table:table-cell>
          <table:table-cell office:value-type="float" office:value="888921792" calcext:value-type="float">
            <text:p>8889217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0" calcext:value-type="float">
            <text:p>197000</text:p>
          </table:table-cell>
          <table:table-cell office:value-type="float" office:value="3802" calcext:value-type="float">
            <text:p>3802</text:p>
          </table:table-cell>
          <table:table-cell office:value-type="float" office:value="64391832" calcext:value-type="float">
            <text:p>64391832</text:p>
          </table:table-cell>
          <table:table-cell office:value-type="float" office:value="896359424" calcext:value-type="float">
            <text:p>8963594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0" calcext:value-type="float">
            <text:p>198000</text:p>
          </table:table-cell>
          <table:table-cell office:value-type="float" office:value="3892" calcext:value-type="float">
            <text:p>3892</text:p>
          </table:table-cell>
          <table:table-cell office:value-type="float" office:value="64918944" calcext:value-type="float">
            <text:p>64918944</text:p>
          </table:table-cell>
          <table:table-cell office:value-type="float" office:value="907448704" calcext:value-type="float">
            <text:p>9074487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0" calcext:value-type="float">
            <text:p>199000</text:p>
          </table:table-cell>
          <table:table-cell office:value-type="float" office:value="3824" calcext:value-type="float">
            <text:p>3824</text:p>
          </table:table-cell>
          <table:table-cell office:value-type="float" office:value="65803328" calcext:value-type="float">
            <text:p>65803328</text:p>
          </table:table-cell>
          <table:table-cell office:value-type="float" office:value="916257024" calcext:value-type="float">
            <text:p>9162570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25" calcext:value-type="float">
            <text:p>3825</text:p>
          </table:table-cell>
          <table:table-cell office:value-type="float" office:value="66337260" calcext:value-type="float">
            <text:p>66337260</text:p>
          </table:table-cell>
          <table:table-cell office:value-type="float" office:value="925763584" calcext:value-type="float">
            <text:p>9257635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0" calcext:value-type="float">
            <text:p>201000</text:p>
          </table:table-cell>
          <table:table-cell office:value-type="float" office:value="3854" calcext:value-type="float">
            <text:p>3854</text:p>
          </table:table-cell>
          <table:table-cell office:value-type="float" office:value="66816264" calcext:value-type="float">
            <text:p>66816264</text:p>
          </table:table-cell>
          <table:table-cell office:value-type="float" office:value="936224704" calcext:value-type="float">
            <text:p>9362247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0" calcext:value-type="float">
            <text:p>202000</text:p>
          </table:table-cell>
          <table:table-cell office:value-type="float" office:value="4383" calcext:value-type="float">
            <text:p>4383</text:p>
          </table:table-cell>
          <table:table-cell office:value-type="float" office:value="69075008" calcext:value-type="float">
            <text:p>69075008</text:p>
          </table:table-cell>
          <table:table-cell office:value-type="float" office:value="947843200" calcext:value-type="float">
            <text:p>947843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0" calcext:value-type="float">
            <text:p>203000</text:p>
          </table:table-cell>
          <table:table-cell office:value-type="float" office:value="4328" calcext:value-type="float">
            <text:p>4328</text:p>
          </table:table-cell>
          <table:table-cell office:value-type="float" office:value="70827008" calcext:value-type="float">
            <text:p>70827008</text:p>
          </table:table-cell>
          <table:table-cell office:value-type="float" office:value="957523904" calcext:value-type="float">
            <text:p>9575239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0" calcext:value-type="float">
            <text:p>204000</text:p>
          </table:table-cell>
          <table:table-cell office:value-type="float" office:value="3920" calcext:value-type="float">
            <text:p>3920</text:p>
          </table:table-cell>
          <table:table-cell office:value-type="float" office:value="72092560" calcext:value-type="float">
            <text:p>72092560</text:p>
          </table:table-cell>
          <table:table-cell office:value-type="float" office:value="968632064" calcext:value-type="float">
            <text:p>968632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0" calcext:value-type="float">
            <text:p>205000</text:p>
          </table:table-cell>
          <table:table-cell office:value-type="float" office:value="3915" calcext:value-type="float">
            <text:p>3915</text:p>
          </table:table-cell>
          <table:table-cell office:value-type="float" office:value="71479528" calcext:value-type="float">
            <text:p>71479528</text:p>
          </table:table-cell>
          <table:table-cell office:value-type="float" office:value="979139072" calcext:value-type="float">
            <text:p>9791390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0" calcext:value-type="float">
            <text:p>206000</text:p>
          </table:table-cell>
          <table:table-cell office:value-type="float" office:value="4046" calcext:value-type="float">
            <text:p>4046</text:p>
          </table:table-cell>
          <table:table-cell office:value-type="float" office:value="70318776" calcext:value-type="float">
            <text:p>70318776</text:p>
          </table:table-cell>
          <table:table-cell office:value-type="float" office:value="987673472" calcext:value-type="float">
            <text:p>9876734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4125" calcext:value-type="float">
            <text:p>4125</text:p>
          </table:table-cell>
          <table:table-cell office:value-type="float" office:value="71054264" calcext:value-type="float">
            <text:p>71054264</text:p>
          </table:table-cell>
          <table:table-cell office:value-type="float" office:value="998933632" calcext:value-type="float">
            <text:p>9989336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0" calcext:value-type="float">
            <text:p>208000</text:p>
          </table:table-cell>
          <table:table-cell office:value-type="float" office:value="4188" calcext:value-type="float">
            <text:p>4188</text:p>
          </table:table-cell>
          <table:table-cell office:value-type="float" office:value="71667032" calcext:value-type="float">
            <text:p>71667032</text:p>
          </table:table-cell>
          <table:table-cell office:value-type="float" office:value="1009523264" calcext:value-type="float">
            <text:p>10095232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0" calcext:value-type="float">
            <text:p>209000</text:p>
          </table:table-cell>
          <table:table-cell office:value-type="float" office:value="4218" calcext:value-type="float">
            <text:p>4218</text:p>
          </table:table-cell>
          <table:table-cell office:value-type="float" office:value="72789776" calcext:value-type="float">
            <text:p>72789776</text:p>
          </table:table-cell>
          <table:table-cell office:value-type="float" office:value="1018525504" calcext:value-type="float">
            <text:p>10185255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0" calcext:value-type="float">
            <text:p>210000</text:p>
          </table:table-cell>
          <table:table-cell office:value-type="float" office:value="4388" calcext:value-type="float">
            <text:p>4388</text:p>
          </table:table-cell>
          <table:table-cell office:value-type="float" office:value="73359984" calcext:value-type="float">
            <text:p>73359984</text:p>
          </table:table-cell>
          <table:table-cell office:value-type="float" office:value="1028979648" calcext:value-type="float">
            <text:p>10289796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0" calcext:value-type="float">
            <text:p>211000</text:p>
          </table:table-cell>
          <table:table-cell office:value-type="float" office:value="4154" calcext:value-type="float">
            <text:p>4154</text:p>
          </table:table-cell>
          <table:table-cell office:value-type="float" office:value="73906096" calcext:value-type="float">
            <text:p>73906096</text:p>
          </table:table-cell>
          <table:table-cell office:value-type="float" office:value="1039406080" calcext:value-type="float">
            <text:p>10394060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0" calcext:value-type="float">
            <text:p>212000</text:p>
          </table:table-cell>
          <table:table-cell office:value-type="float" office:value="6774" calcext:value-type="float">
            <text:p>6774</text:p>
          </table:table-cell>
          <table:table-cell office:value-type="float" office:value="74503216" calcext:value-type="float">
            <text:p>74503216</text:p>
          </table:table-cell>
          <table:table-cell office:value-type="float" office:value="1050102400" calcext:value-type="float">
            <text:p>10501024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0" calcext:value-type="float">
            <text:p>213000</text:p>
          </table:table-cell>
          <table:table-cell office:value-type="float" office:value="4653" calcext:value-type="float">
            <text:p>4653</text:p>
          </table:table-cell>
          <table:table-cell office:value-type="float" office:value="75101664" calcext:value-type="float">
            <text:p>75101664</text:p>
          </table:table-cell>
          <table:table-cell office:value-type="float" office:value="1059943936" calcext:value-type="float">
            <text:p>1059943936</text:p>
          </table:table-cell>
        </table:table-row>
        <table:table-row table:style-name="ro1" table:number-rows-repeated="787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27:22.568913057</meta:creation-date>
    <dc:date>2019-05-09T11:55:56.376053687</dc:date>
    <meta:editing-duration>PT54M13S</meta:editing-duration>
    <meta:editing-cycles>1</meta:editing-cycles>
    <meta:document-statistic meta:table-count="1" meta:cell-count="106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22cm" svg:height="13.787cm" xlink:href=".." xlink:type="simple" chart:class="chart:line" chart:style-name="ch1">
        <chart:title svg:x="9.884cm" svg:y="0.411cm" chart:style-name="ch2">
          <text:p>Tiempo inserción</text:p>
        </chart:title>
        <chart:legend chart:legend-position="end" svg:x="19.359cm" svg:y="6.096cm" style:legend-expansion="high" chart:style-name="ch3"/>
        <chart:plot-area chart:style-name="ch4" table:cell-range-address="Hoja1.C1:Hoja1.E200" chart:data-source-has-labels="row" svg:x="1.477cm" svg:y="1.465cm" svg:width="17.416cm" svg:height="11.066cm">
          <chartooo:coordinate-region svg:x="3.58cm" svg:y="1.586cm" svg:width="15.313cm" svg:height="9.942cm"/>
          <chart:axis chart:dimension="x" chart:name="primary-x" chart:style-name="ch5">
            <chart:title svg:x="9.532cm" svg:y="12.806cm" chart:style-name="ch6">
              <text:p>Tamaño</text:p>
            </chart:title>
          </chart:axis>
          <chart:axis chart:dimension="y" chart:name="primary-y" chart:style-name="ch5">
            <chart:title svg:x="0.451cm" svg:y="9.119cm" chart:style-name="ch7">
              <text:p>Tiempo de inserción [micros]</text:p>
            </chart:title>
            <chart:grid chart:style-name="ch8" chart:class="major"/>
          </chart:axis>
          <chart:series chart:style-name="ch9" chart:values-cell-range-address="Hoja1.C1:Hoja1.C200" loext:label-string="insertafinal" chart:class="chart:line">
            <chart:data-point chart:repeated="200"/>
          </chart:series>
          <chart:series chart:style-name="ch10" chart:values-cell-range-address="Hoja1.D1:Hoja1.D200" loext:label-string="insertaenorden" chart:class="chart:line">
            <chart:data-point chart:repeated="200"/>
          </chart:series>
          <chart:series chart:style-name="ch11" chart:values-cell-range-address="Hoja1.E1:Hoja1.E200" loext:label-string="insertaordenando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afinal</text:p>
              </table:table-cell>
              <table:table-cell office:value-type="string">
                <text:p>insertaenorden</text:p>
              </table:table-cell>
              <table:table-cell office:value-type="string">
                <text:p>insertaordena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Hoja1.C1:Hoja1.C200</svg:desc>
                </draw:g>
              </table:table-cell>
              <table:table-cell office:value-type="float" office:value="5796">
                <text:p>5796</text:p>
                <draw:g>
                  <svg:desc>Hoja1.D1:Hoja1.D200</svg:desc>
                </draw:g>
              </table:table-cell>
              <table:table-cell office:value-type="float" office:value="20176">
                <text:p>20176</text:p>
                <draw:g>
                  <svg:desc>Hoja1.E1:Hoja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9836">
                <text:p>9836</text:p>
              </table:table-cell>
              <table:table-cell office:value-type="float" office:value="56002">
                <text:p>56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7450">
                <text:p>17450</text:p>
              </table:table-cell>
              <table:table-cell office:value-type="float" office:value="136286">
                <text:p>13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">
                <text:p>252</text:p>
              </table:table-cell>
              <table:table-cell office:value-type="float" office:value="27507">
                <text:p>27507</text:p>
              </table:table-cell>
              <table:table-cell office:value-type="float" office:value="235634">
                <text:p>235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">
                <text:p>339</text:p>
              </table:table-cell>
              <table:table-cell office:value-type="float" office:value="43785">
                <text:p>43785</text:p>
              </table:table-cell>
              <table:table-cell office:value-type="float" office:value="369494">
                <text:p>369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">
                <text:p>489</text:p>
              </table:table-cell>
              <table:table-cell office:value-type="float" office:value="66079">
                <text:p>66079</text:p>
              </table:table-cell>
              <table:table-cell office:value-type="float" office:value="550852">
                <text:p>550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8">
                <text:p>518</text:p>
              </table:table-cell>
              <table:table-cell office:value-type="float" office:value="82396">
                <text:p>82396</text:p>
              </table:table-cell>
              <table:table-cell office:value-type="float" office:value="747406">
                <text:p>747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4">
                <text:p>714</text:p>
              </table:table-cell>
              <table:table-cell office:value-type="float" office:value="111126">
                <text:p>111126</text:p>
              </table:table-cell>
              <table:table-cell office:value-type="float" office:value="983501">
                <text:p>98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">
                <text:p>465</text:p>
              </table:table-cell>
              <table:table-cell office:value-type="float" office:value="138770">
                <text:p>138770</text:p>
              </table:table-cell>
              <table:table-cell office:value-type="float" office:value="1259744">
                <text:p>125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0">
                <text:p>430</text:p>
              </table:table-cell>
              <table:table-cell office:value-type="float" office:value="169519">
                <text:p>169519</text:p>
              </table:table-cell>
              <table:table-cell office:value-type="float" office:value="1572573">
                <text:p>1572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7">
                <text:p>437</text:p>
              </table:table-cell>
              <table:table-cell office:value-type="float" office:value="203819">
                <text:p>203819</text:p>
              </table:table-cell>
              <table:table-cell office:value-type="float" office:value="1920788">
                <text:p>1920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">
                <text:p>406</text:p>
              </table:table-cell>
              <table:table-cell office:value-type="float" office:value="241371">
                <text:p>241371</text:p>
              </table:table-cell>
              <table:table-cell office:value-type="float" office:value="2305929">
                <text:p>2305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9">
                <text:p>369</text:p>
              </table:table-cell>
              <table:table-cell office:value-type="float" office:value="285193">
                <text:p>285193</text:p>
              </table:table-cell>
              <table:table-cell office:value-type="float" office:value="2714987">
                <text:p>2714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328180">
                <text:p>328180</text:p>
              </table:table-cell>
              <table:table-cell office:value-type="float" office:value="3168769">
                <text:p>3168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2">
                <text:p>482</text:p>
              </table:table-cell>
              <table:table-cell office:value-type="float" office:value="379747">
                <text:p>379747</text:p>
              </table:table-cell>
              <table:table-cell office:value-type="float" office:value="3708589">
                <text:p>3708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0">
                <text:p>560</text:p>
              </table:table-cell>
              <table:table-cell office:value-type="float" office:value="427949">
                <text:p>427949</text:p>
              </table:table-cell>
              <table:table-cell office:value-type="float" office:value="4208997">
                <text:p>4208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">
                <text:p>559</text:p>
              </table:table-cell>
              <table:table-cell office:value-type="float" office:value="484131">
                <text:p>484131</text:p>
              </table:table-cell>
              <table:table-cell office:value-type="float" office:value="4812077">
                <text:p>4812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">
                <text:p>431</text:p>
              </table:table-cell>
              <table:table-cell office:value-type="float" office:value="552209">
                <text:p>552209</text:p>
              </table:table-cell>
              <table:table-cell office:value-type="float" office:value="5404129">
                <text:p>5404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">
                <text:p>433</text:p>
              </table:table-cell>
              <table:table-cell office:value-type="float" office:value="601636">
                <text:p>601636</text:p>
              </table:table-cell>
              <table:table-cell office:value-type="float" office:value="6116138">
                <text:p>6116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3">
                <text:p>443</text:p>
              </table:table-cell>
              <table:table-cell office:value-type="float" office:value="666956">
                <text:p>666956</text:p>
              </table:table-cell>
              <table:table-cell office:value-type="float" office:value="6750416">
                <text:p>6750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  <table:table-cell office:value-type="float" office:value="735289">
                <text:p>735289</text:p>
              </table:table-cell>
              <table:table-cell office:value-type="float" office:value="7452978">
                <text:p>7452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6">
                <text:p>486</text:p>
              </table:table-cell>
              <table:table-cell office:value-type="float" office:value="805163">
                <text:p>805163</text:p>
              </table:table-cell>
              <table:table-cell office:value-type="float" office:value="8238540">
                <text:p>8238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6">
                <text:p>606</text:p>
              </table:table-cell>
              <table:table-cell office:value-type="float" office:value="882667">
                <text:p>882667</text:p>
              </table:table-cell>
              <table:table-cell office:value-type="float" office:value="9060713">
                <text:p>9060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6">
                <text:p>576</text:p>
              </table:table-cell>
              <table:table-cell office:value-type="float" office:value="973046">
                <text:p>973046</text:p>
              </table:table-cell>
              <table:table-cell office:value-type="float" office:value="9873824">
                <text:p>9873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9">
                <text:p>539</text:p>
              </table:table-cell>
              <table:table-cell office:value-type="float" office:value="1040913">
                <text:p>1040913</text:p>
              </table:table-cell>
              <table:table-cell office:value-type="float" office:value="10833302">
                <text:p>10833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7">
                <text:p>557</text:p>
              </table:table-cell>
              <table:table-cell office:value-type="float" office:value="1123951">
                <text:p>1123951</text:p>
              </table:table-cell>
              <table:table-cell office:value-type="float" office:value="11709780">
                <text:p>117097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8">
                <text:p>628</text:p>
              </table:table-cell>
              <table:table-cell office:value-type="float" office:value="1209209">
                <text:p>1209209</text:p>
              </table:table-cell>
              <table:table-cell office:value-type="float" office:value="12747000">
                <text:p>12747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2">
                <text:p>672</text:p>
              </table:table-cell>
              <table:table-cell office:value-type="float" office:value="1301044">
                <text:p>1301044</text:p>
              </table:table-cell>
              <table:table-cell office:value-type="float" office:value="13722765">
                <text:p>13722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0">
                <text:p>750</text:p>
              </table:table-cell>
              <table:table-cell office:value-type="float" office:value="1400321">
                <text:p>1400321</text:p>
              </table:table-cell>
              <table:table-cell office:value-type="float" office:value="14737898">
                <text:p>14737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3">
                <text:p>743</text:p>
              </table:table-cell>
              <table:table-cell office:value-type="float" office:value="1495168">
                <text:p>1495168</text:p>
              </table:table-cell>
              <table:table-cell office:value-type="float" office:value="15873723">
                <text:p>15873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2">
                <text:p>762</text:p>
              </table:table-cell>
              <table:table-cell office:value-type="float" office:value="1595518">
                <text:p>1595518</text:p>
              </table:table-cell>
              <table:table-cell office:value-type="float" office:value="17102996">
                <text:p>17102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6">
                <text:p>786</text:p>
              </table:table-cell>
              <table:table-cell office:value-type="float" office:value="1698019">
                <text:p>1698019</text:p>
              </table:table-cell>
              <table:table-cell office:value-type="float" office:value="18188704">
                <text:p>18188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8">
                <text:p>768</text:p>
              </table:table-cell>
              <table:table-cell office:value-type="float" office:value="1835328">
                <text:p>1835328</text:p>
              </table:table-cell>
              <table:table-cell office:value-type="float" office:value="19451242">
                <text:p>19451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3">
                <text:p>773</text:p>
              </table:table-cell>
              <table:table-cell office:value-type="float" office:value="1915135">
                <text:p>1915135</text:p>
              </table:table-cell>
              <table:table-cell office:value-type="float" office:value="20820358">
                <text:p>20820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9">
                <text:p>979</text:p>
              </table:table-cell>
              <table:table-cell office:value-type="float" office:value="2039161">
                <text:p>2039161</text:p>
              </table:table-cell>
              <table:table-cell office:value-type="float" office:value="22100412">
                <text:p>22100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9">
                <text:p>1149</text:p>
              </table:table-cell>
              <table:table-cell office:value-type="float" office:value="2147101">
                <text:p>2147101</text:p>
              </table:table-cell>
              <table:table-cell office:value-type="float" office:value="23393902">
                <text:p>23393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9">
                <text:p>849</text:p>
              </table:table-cell>
              <table:table-cell office:value-type="float" office:value="2271477">
                <text:p>2271477</text:p>
              </table:table-cell>
              <table:table-cell office:value-type="float" office:value="24830228">
                <text:p>24830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9">
                <text:p>859</text:p>
              </table:table-cell>
              <table:table-cell office:value-type="float" office:value="2394506">
                <text:p>2394506</text:p>
              </table:table-cell>
              <table:table-cell office:value-type="float" office:value="26337416">
                <text:p>26337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8">
                <text:p>858</text:p>
              </table:table-cell>
              <table:table-cell office:value-type="float" office:value="2521346">
                <text:p>2521346</text:p>
              </table:table-cell>
              <table:table-cell office:value-type="float" office:value="27882208">
                <text:p>27882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0">
                <text:p>890</text:p>
              </table:table-cell>
              <table:table-cell office:value-type="float" office:value="2651711">
                <text:p>2651711</text:p>
              </table:table-cell>
              <table:table-cell office:value-type="float" office:value="29357306">
                <text:p>29357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9">
                <text:p>919</text:p>
              </table:table-cell>
              <table:table-cell office:value-type="float" office:value="2789203">
                <text:p>2789203</text:p>
              </table:table-cell>
              <table:table-cell office:value-type="float" office:value="30917220">
                <text:p>309172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6">
                <text:p>1016</text:p>
              </table:table-cell>
              <table:table-cell office:value-type="float" office:value="2925704">
                <text:p>2925704</text:p>
              </table:table-cell>
              <table:table-cell office:value-type="float" office:value="32524880">
                <text:p>325248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8">
                <text:p>1008</text:p>
              </table:table-cell>
              <table:table-cell office:value-type="float" office:value="3065253">
                <text:p>3065253</text:p>
              </table:table-cell>
              <table:table-cell office:value-type="float" office:value="34202940">
                <text:p>342029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3">
                <text:p>973</text:p>
              </table:table-cell>
              <table:table-cell office:value-type="float" office:value="3210250">
                <text:p>3210250</text:p>
              </table:table-cell>
              <table:table-cell office:value-type="float" office:value="35943864">
                <text:p>35943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2">
                <text:p>982</text:p>
              </table:table-cell>
              <table:table-cell office:value-type="float" office:value="3356212">
                <text:p>3356212</text:p>
              </table:table-cell>
              <table:table-cell office:value-type="float" office:value="37751288">
                <text:p>37751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0">
                <text:p>1080</text:p>
              </table:table-cell>
              <table:table-cell office:value-type="float" office:value="3505997">
                <text:p>3505997</text:p>
              </table:table-cell>
              <table:table-cell office:value-type="float" office:value="41068132">
                <text:p>41068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1">
                <text:p>1171</text:p>
              </table:table-cell>
              <table:table-cell office:value-type="float" office:value="3660390">
                <text:p>3660390</text:p>
              </table:table-cell>
              <table:table-cell office:value-type="float" office:value="41366064">
                <text:p>41366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5">
                <text:p>1185</text:p>
              </table:table-cell>
              <table:table-cell office:value-type="float" office:value="3815823">
                <text:p>3815823</text:p>
              </table:table-cell>
              <table:table-cell office:value-type="float" office:value="43464316">
                <text:p>43464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90">
                <text:p>1090</text:p>
              </table:table-cell>
              <table:table-cell office:value-type="float" office:value="3978100">
                <text:p>3978100</text:p>
              </table:table-cell>
              <table:table-cell office:value-type="float" office:value="45206856">
                <text:p>45206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3">
                <text:p>1063</text:p>
              </table:table-cell>
              <table:table-cell office:value-type="float" office:value="4144934">
                <text:p>4144934</text:p>
              </table:table-cell>
              <table:table-cell office:value-type="float" office:value="47190836">
                <text:p>47190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8">
                <text:p>1018</text:p>
              </table:table-cell>
              <table:table-cell office:value-type="float" office:value="4313466">
                <text:p>4313466</text:p>
              </table:table-cell>
              <table:table-cell office:value-type="float" office:value="49272224">
                <text:p>49272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1">
                <text:p>1021</text:p>
              </table:table-cell>
              <table:table-cell office:value-type="float" office:value="4478056">
                <text:p>4478056</text:p>
              </table:table-cell>
              <table:table-cell office:value-type="float" office:value="51437396">
                <text:p>51437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7">
                <text:p>1107</text:p>
              </table:table-cell>
              <table:table-cell office:value-type="float" office:value="4657539">
                <text:p>4657539</text:p>
              </table:table-cell>
              <table:table-cell office:value-type="float" office:value="53455716">
                <text:p>53455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4">
                <text:p>1154</text:p>
              </table:table-cell>
              <table:table-cell office:value-type="float" office:value="4828690">
                <text:p>4828690</text:p>
              </table:table-cell>
              <table:table-cell office:value-type="float" office:value="55608160">
                <text:p>556081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6">
                <text:p>1186</text:p>
              </table:table-cell>
              <table:table-cell office:value-type="float" office:value="5017652">
                <text:p>5017652</text:p>
              </table:table-cell>
              <table:table-cell office:value-type="float" office:value="57889992">
                <text:p>57889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2">
                <text:p>1202</text:p>
              </table:table-cell>
              <table:table-cell office:value-type="float" office:value="5211236">
                <text:p>5211236</text:p>
              </table:table-cell>
              <table:table-cell office:value-type="float" office:value="60120136">
                <text:p>60120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42">
                <text:p>1342</text:p>
              </table:table-cell>
              <table:table-cell office:value-type="float" office:value="5390257">
                <text:p>5390257</text:p>
              </table:table-cell>
              <table:table-cell office:value-type="float" office:value="62393736">
                <text:p>62393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6">
                <text:p>1286</text:p>
              </table:table-cell>
              <table:table-cell office:value-type="float" office:value="5570326">
                <text:p>5570326</text:p>
              </table:table-cell>
              <table:table-cell office:value-type="float" office:value="64996532">
                <text:p>6499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1">
                <text:p>1571</text:p>
              </table:table-cell>
              <table:table-cell office:value-type="float" office:value="5772972">
                <text:p>5772972</text:p>
              </table:table-cell>
              <table:table-cell office:value-type="float" office:value="67221768">
                <text:p>67221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1">
                <text:p>1421</text:p>
              </table:table-cell>
              <table:table-cell office:value-type="float" office:value="5965672">
                <text:p>5965672</text:p>
              </table:table-cell>
              <table:table-cell office:value-type="float" office:value="69924528">
                <text:p>69924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06">
                <text:p>1306</text:p>
              </table:table-cell>
              <table:table-cell office:value-type="float" office:value="6170296">
                <text:p>6170296</text:p>
              </table:table-cell>
              <table:table-cell office:value-type="float" office:value="72299216">
                <text:p>72299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88">
                <text:p>1288</text:p>
              </table:table-cell>
              <table:table-cell office:value-type="float" office:value="6369606">
                <text:p>6369606</text:p>
              </table:table-cell>
              <table:table-cell office:value-type="float" office:value="74787432">
                <text:p>74787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7">
                <text:p>1337</text:p>
              </table:table-cell>
              <table:table-cell office:value-type="float" office:value="6578540">
                <text:p>6578540</text:p>
              </table:table-cell>
              <table:table-cell office:value-type="float" office:value="77601128">
                <text:p>77601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4">
                <text:p>1324</text:p>
              </table:table-cell>
              <table:table-cell office:value-type="float" office:value="6782882">
                <text:p>6782882</text:p>
              </table:table-cell>
              <table:table-cell office:value-type="float" office:value="80703920">
                <text:p>807039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5">
                <text:p>1345</text:p>
              </table:table-cell>
              <table:table-cell office:value-type="float" office:value="6992803">
                <text:p>6992803</text:p>
              </table:table-cell>
              <table:table-cell office:value-type="float" office:value="83017248">
                <text:p>83017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1">
                <text:p>1311</text:p>
              </table:table-cell>
              <table:table-cell office:value-type="float" office:value="7208080">
                <text:p>7208080</text:p>
              </table:table-cell>
              <table:table-cell office:value-type="float" office:value="86183976">
                <text:p>86183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5">
                <text:p>1325</text:p>
              </table:table-cell>
              <table:table-cell office:value-type="float" office:value="7445055">
                <text:p>7445055</text:p>
              </table:table-cell>
              <table:table-cell office:value-type="float" office:value="88715352">
                <text:p>88715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4">
                <text:p>1414</text:p>
              </table:table-cell>
              <table:table-cell office:value-type="float" office:value="7650254">
                <text:p>7650254</text:p>
              </table:table-cell>
              <table:table-cell office:value-type="float" office:value="91667376">
                <text:p>91667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8">
                <text:p>1358</text:p>
              </table:table-cell>
              <table:table-cell office:value-type="float" office:value="7883187">
                <text:p>7883187</text:p>
              </table:table-cell>
              <table:table-cell office:value-type="float" office:value="94622888">
                <text:p>94622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3">
                <text:p>1813</text:p>
              </table:table-cell>
              <table:table-cell office:value-type="float" office:value="8106899">
                <text:p>8106899</text:p>
              </table:table-cell>
              <table:table-cell office:value-type="float" office:value="97509496">
                <text:p>97509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6">
                <text:p>1466</text:p>
              </table:table-cell>
              <table:table-cell office:value-type="float" office:value="8369650">
                <text:p>8369650</text:p>
              </table:table-cell>
              <table:table-cell office:value-type="float" office:value="100524240">
                <text:p>100524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">
                <text:p>1477</text:p>
              </table:table-cell>
              <table:table-cell office:value-type="float" office:value="8782745">
                <text:p>8782745</text:p>
              </table:table-cell>
              <table:table-cell office:value-type="float" office:value="103570504">
                <text:p>103570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8843662">
                <text:p>8843662</text:p>
              </table:table-cell>
              <table:table-cell office:value-type="float" office:value="106644936">
                <text:p>106644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8">
                <text:p>1498</text:p>
              </table:table-cell>
              <table:table-cell office:value-type="float" office:value="9056649">
                <text:p>9056649</text:p>
              </table:table-cell>
              <table:table-cell office:value-type="float" office:value="109909760">
                <text:p>1099097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5">
                <text:p>1545</text:p>
              </table:table-cell>
              <table:table-cell office:value-type="float" office:value="9319307">
                <text:p>9319307</text:p>
              </table:table-cell>
              <table:table-cell office:value-type="float" office:value="113111776">
                <text:p>113111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5">
                <text:p>1555</text:p>
              </table:table-cell>
              <table:table-cell office:value-type="float" office:value="9568234">
                <text:p>9568234</text:p>
              </table:table-cell>
              <table:table-cell office:value-type="float" office:value="116313856">
                <text:p>116313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3">
                <text:p>2073</text:p>
              </table:table-cell>
              <table:table-cell office:value-type="float" office:value="9816066">
                <text:p>9816066</text:p>
              </table:table-cell>
              <table:table-cell office:value-type="float" office:value="119851856">
                <text:p>119851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5">
                <text:p>1975</text:p>
              </table:table-cell>
              <table:table-cell office:value-type="float" office:value="10058095">
                <text:p>10058095</text:p>
              </table:table-cell>
              <table:table-cell office:value-type="float" office:value="123393280">
                <text:p>1233932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7">
                <text:p>1567</text:p>
              </table:table-cell>
              <table:table-cell office:value-type="float" office:value="10407508">
                <text:p>10407508</text:p>
              </table:table-cell>
              <table:table-cell office:value-type="float" office:value="126452536">
                <text:p>12645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4">
                <text:p>1564</text:p>
              </table:table-cell>
              <table:table-cell office:value-type="float" office:value="10575084">
                <text:p>10575084</text:p>
              </table:table-cell>
              <table:table-cell office:value-type="float" office:value="129892416">
                <text:p>129892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21">
                <text:p>1721</text:p>
              </table:table-cell>
              <table:table-cell office:value-type="float" office:value="10879058">
                <text:p>10879058</text:p>
              </table:table-cell>
              <table:table-cell office:value-type="float" office:value="133352584">
                <text:p>133352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5">
                <text:p>1595</text:p>
              </table:table-cell>
              <table:table-cell office:value-type="float" office:value="11142958">
                <text:p>11142958</text:p>
              </table:table-cell>
              <table:table-cell office:value-type="float" office:value="138740960">
                <text:p>1387409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9">
                <text:p>1649</text:p>
              </table:table-cell>
              <table:table-cell office:value-type="float" office:value="11410035">
                <text:p>11410035</text:p>
              </table:table-cell>
              <table:table-cell office:value-type="float" office:value="141015280">
                <text:p>141015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39">
                <text:p>1639</text:p>
              </table:table-cell>
              <table:table-cell office:value-type="float" office:value="11683557">
                <text:p>11683557</text:p>
              </table:table-cell>
              <table:table-cell office:value-type="float" office:value="144356784">
                <text:p>144356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74">
                <text:p>1874</text:p>
              </table:table-cell>
              <table:table-cell office:value-type="float" office:value="11967066">
                <text:p>11967066</text:p>
              </table:table-cell>
              <table:table-cell office:value-type="float" office:value="148581152">
                <text:p>148581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1">
                <text:p>1811</text:p>
              </table:table-cell>
              <table:table-cell office:value-type="float" office:value="12241703">
                <text:p>12241703</text:p>
              </table:table-cell>
              <table:table-cell office:value-type="float" office:value="152441296">
                <text:p>152441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74">
                <text:p>1874</text:p>
              </table:table-cell>
              <table:table-cell office:value-type="float" office:value="12522133">
                <text:p>12522133</text:p>
              </table:table-cell>
              <table:table-cell office:value-type="float" office:value="155951968">
                <text:p>155951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93">
                <text:p>2193</text:p>
              </table:table-cell>
              <table:table-cell office:value-type="float" office:value="12815483">
                <text:p>12815483</text:p>
              </table:table-cell>
              <table:table-cell office:value-type="float" office:value="159492992">
                <text:p>159492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25">
                <text:p>1925</text:p>
              </table:table-cell>
              <table:table-cell office:value-type="float" office:value="13106670">
                <text:p>13106670</text:p>
              </table:table-cell>
              <table:table-cell office:value-type="float" office:value="163591728">
                <text:p>163591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48">
                <text:p>1948</text:p>
              </table:table-cell>
              <table:table-cell office:value-type="float" office:value="13437790">
                <text:p>13437790</text:p>
              </table:table-cell>
              <table:table-cell office:value-type="float" office:value="167475984">
                <text:p>167475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2">
                <text:p>1952</text:p>
              </table:table-cell>
              <table:table-cell office:value-type="float" office:value="13722858">
                <text:p>13722858</text:p>
              </table:table-cell>
              <table:table-cell office:value-type="float" office:value="171509488">
                <text:p>1715094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53">
                <text:p>2353</text:p>
              </table:table-cell>
              <table:table-cell office:value-type="float" office:value="13987958">
                <text:p>13987958</text:p>
              </table:table-cell>
              <table:table-cell office:value-type="float" office:value="175614352">
                <text:p>175614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6">
                <text:p>2016</text:p>
              </table:table-cell>
              <table:table-cell office:value-type="float" office:value="14403226">
                <text:p>14403226</text:p>
              </table:table-cell>
              <table:table-cell office:value-type="float" office:value="179763856">
                <text:p>179763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36">
                <text:p>2036</text:p>
              </table:table-cell>
              <table:table-cell office:value-type="float" office:value="14678501">
                <text:p>14678501</text:p>
              </table:table-cell>
              <table:table-cell office:value-type="float" office:value="183602784">
                <text:p>183602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6">
                <text:p>2406</text:p>
              </table:table-cell>
              <table:table-cell office:value-type="float" office:value="14966924">
                <text:p>14966924</text:p>
              </table:table-cell>
              <table:table-cell office:value-type="float" office:value="187998064">
                <text:p>187998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2">
                <text:p>2052</text:p>
              </table:table-cell>
              <table:table-cell office:value-type="float" office:value="15260649">
                <text:p>15260649</text:p>
              </table:table-cell>
              <table:table-cell office:value-type="float" office:value="192516448">
                <text:p>192516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0">
                <text:p>2130</text:p>
              </table:table-cell>
              <table:table-cell office:value-type="float" office:value="15582019">
                <text:p>15582019</text:p>
              </table:table-cell>
              <table:table-cell office:value-type="float" office:value="196533936">
                <text:p>196533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89">
                <text:p>2489</text:p>
              </table:table-cell>
              <table:table-cell office:value-type="float" office:value="15904725">
                <text:p>15904725</text:p>
              </table:table-cell>
              <table:table-cell office:value-type="float" office:value="200899360">
                <text:p>2008993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2">
                <text:p>2402</text:p>
              </table:table-cell>
              <table:table-cell office:value-type="float" office:value="16296425">
                <text:p>16296425</text:p>
              </table:table-cell>
              <table:table-cell office:value-type="float" office:value="205534096">
                <text:p>205534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0">
                <text:p>3000</text:p>
              </table:table-cell>
              <table:table-cell office:value-type="float" office:value="16556269">
                <text:p>16556269</text:p>
              </table:table-cell>
              <table:table-cell office:value-type="float" office:value="209856608">
                <text:p>209856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49">
                <text:p>2549</text:p>
              </table:table-cell>
              <table:table-cell office:value-type="float" office:value="16936788">
                <text:p>16936788</text:p>
              </table:table-cell>
              <table:table-cell office:value-type="float" office:value="214481920">
                <text:p>214481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3">
                <text:p>2123</text:p>
              </table:table-cell>
              <table:table-cell office:value-type="float" office:value="17272964">
                <text:p>17272964</text:p>
              </table:table-cell>
              <table:table-cell office:value-type="float" office:value="219289200">
                <text:p>219289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45">
                <text:p>2445</text:p>
              </table:table-cell>
              <table:table-cell office:value-type="float" office:value="17802902">
                <text:p>17802902</text:p>
              </table:table-cell>
              <table:table-cell office:value-type="float" office:value="224736992">
                <text:p>2247369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5">
                <text:p>2135</text:p>
              </table:table-cell>
              <table:table-cell office:value-type="float" office:value="18000904">
                <text:p>18000904</text:p>
              </table:table-cell>
              <table:table-cell office:value-type="float" office:value="229160896">
                <text:p>2291608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7">
                <text:p>2137</text:p>
              </table:table-cell>
              <table:table-cell office:value-type="float" office:value="18263340">
                <text:p>18263340</text:p>
              </table:table-cell>
              <table:table-cell office:value-type="float" office:value="233000672">
                <text:p>233000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80">
                <text:p>2780</text:p>
              </table:table-cell>
              <table:table-cell office:value-type="float" office:value="18639768">
                <text:p>18639768</text:p>
              </table:table-cell>
              <table:table-cell office:value-type="float" office:value="239026336">
                <text:p>239026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90">
                <text:p>2090</text:p>
              </table:table-cell>
              <table:table-cell office:value-type="float" office:value="19270822">
                <text:p>19270822</text:p>
              </table:table-cell>
              <table:table-cell office:value-type="float" office:value="244280016">
                <text:p>244280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24">
                <text:p>2124</text:p>
              </table:table-cell>
              <table:table-cell office:value-type="float" office:value="19585186">
                <text:p>19585186</text:p>
              </table:table-cell>
              <table:table-cell office:value-type="float" office:value="248379312">
                <text:p>248379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98">
                <text:p>2098</text:p>
              </table:table-cell>
              <table:table-cell office:value-type="float" office:value="19720658">
                <text:p>19720658</text:p>
              </table:table-cell>
              <table:table-cell office:value-type="float" office:value="253417408">
                <text:p>253417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25">
                <text:p>2125</text:p>
              </table:table-cell>
              <table:table-cell office:value-type="float" office:value="19996564">
                <text:p>19996564</text:p>
              </table:table-cell>
              <table:table-cell office:value-type="float" office:value="258064848">
                <text:p>258064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86">
                <text:p>2286</text:p>
              </table:table-cell>
              <table:table-cell office:value-type="float" office:value="20380340">
                <text:p>20380340</text:p>
              </table:table-cell>
              <table:table-cell office:value-type="float" office:value="263477808">
                <text:p>263477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66">
                <text:p>2266</text:p>
              </table:table-cell>
              <table:table-cell office:value-type="float" office:value="20745548">
                <text:p>20745548</text:p>
              </table:table-cell>
              <table:table-cell office:value-type="float" office:value="268761408">
                <text:p>2687614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6">
                <text:p>2256</text:p>
              </table:table-cell>
              <table:table-cell office:value-type="float" office:value="21263752">
                <text:p>21263752</text:p>
              </table:table-cell>
              <table:table-cell office:value-type="float" office:value="274343392">
                <text:p>274343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19">
                <text:p>2319</text:p>
              </table:table-cell>
              <table:table-cell office:value-type="float" office:value="21754368">
                <text:p>21754368</text:p>
              </table:table-cell>
              <table:table-cell office:value-type="float" office:value="279079648">
                <text:p>279079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01">
                <text:p>2401</text:p>
              </table:table-cell>
              <table:table-cell office:value-type="float" office:value="21859180">
                <text:p>21859180</text:p>
              </table:table-cell>
              <table:table-cell office:value-type="float" office:value="284190656">
                <text:p>284190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6">
                <text:p>2326</text:p>
              </table:table-cell>
              <table:table-cell office:value-type="float" office:value="22246340">
                <text:p>22246340</text:p>
              </table:table-cell>
              <table:table-cell office:value-type="float" office:value="289801696">
                <text:p>2898016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6">
                <text:p>2376</text:p>
              </table:table-cell>
              <table:table-cell office:value-type="float" office:value="22686180">
                <text:p>22686180</text:p>
              </table:table-cell>
              <table:table-cell office:value-type="float" office:value="295074176">
                <text:p>295074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40">
                <text:p>2940</text:p>
              </table:table-cell>
              <table:table-cell office:value-type="float" office:value="23091160">
                <text:p>23091160</text:p>
              </table:table-cell>
              <table:table-cell office:value-type="float" office:value="300652672">
                <text:p>3006526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1">
                <text:p>2371</text:p>
              </table:table-cell>
              <table:table-cell office:value-type="float" office:value="23442752">
                <text:p>23442752</text:p>
              </table:table-cell>
              <table:table-cell office:value-type="float" office:value="306250944">
                <text:p>306250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8">
                <text:p>2428</text:p>
              </table:table-cell>
              <table:table-cell office:value-type="float" office:value="23812872">
                <text:p>23812872</text:p>
              </table:table-cell>
              <table:table-cell office:value-type="float" office:value="311759456">
                <text:p>311759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46">
                <text:p>2446</text:p>
              </table:table-cell>
              <table:table-cell office:value-type="float" office:value="24213188">
                <text:p>24213188</text:p>
              </table:table-cell>
              <table:table-cell office:value-type="float" office:value="317512032">
                <text:p>317512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66">
                <text:p>2466</text:p>
              </table:table-cell>
              <table:table-cell office:value-type="float" office:value="24614312">
                <text:p>24614312</text:p>
              </table:table-cell>
              <table:table-cell office:value-type="float" office:value="323606688">
                <text:p>323606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3">
                <text:p>2503</text:p>
              </table:table-cell>
              <table:table-cell office:value-type="float" office:value="25016628">
                <text:p>25016628</text:p>
              </table:table-cell>
              <table:table-cell office:value-type="float" office:value="328668320">
                <text:p>3286683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0">
                <text:p>2470</text:p>
              </table:table-cell>
              <table:table-cell office:value-type="float" office:value="25415722">
                <text:p>25415722</text:p>
              </table:table-cell>
              <table:table-cell office:value-type="float" office:value="336028192">
                <text:p>336028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38">
                <text:p>2938</text:p>
              </table:table-cell>
              <table:table-cell office:value-type="float" office:value="25876556">
                <text:p>25876556</text:p>
              </table:table-cell>
              <table:table-cell office:value-type="float" office:value="349719072">
                <text:p>3497190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14">
                <text:p>2614</text:p>
              </table:table-cell>
              <table:table-cell office:value-type="float" office:value="26239504">
                <text:p>26239504</text:p>
              </table:table-cell>
              <table:table-cell office:value-type="float" office:value="348052864">
                <text:p>348052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3">
                <text:p>2523</text:p>
              </table:table-cell>
              <table:table-cell office:value-type="float" office:value="26679928">
                <text:p>26679928</text:p>
              </table:table-cell>
              <table:table-cell office:value-type="float" office:value="353485024">
                <text:p>353485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75">
                <text:p>2575</text:p>
              </table:table-cell>
              <table:table-cell office:value-type="float" office:value="27091304">
                <text:p>27091304</text:p>
              </table:table-cell>
              <table:table-cell office:value-type="float" office:value="360616960">
                <text:p>3606169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55">
                <text:p>3055</text:p>
              </table:table-cell>
              <table:table-cell office:value-type="float" office:value="27520388">
                <text:p>27520388</text:p>
              </table:table-cell>
              <table:table-cell office:value-type="float" office:value="366698048">
                <text:p>366698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83">
                <text:p>2783</text:p>
              </table:table-cell>
              <table:table-cell office:value-type="float" office:value="27936480">
                <text:p>27936480</text:p>
              </table:table-cell>
              <table:table-cell office:value-type="float" office:value="374102848">
                <text:p>374102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40">
                <text:p>2540</text:p>
              </table:table-cell>
              <table:table-cell office:value-type="float" office:value="28385396">
                <text:p>28385396</text:p>
              </table:table-cell>
              <table:table-cell office:value-type="float" office:value="387675168">
                <text:p>387675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72">
                <text:p>2672</text:p>
              </table:table-cell>
              <table:table-cell office:value-type="float" office:value="28817788">
                <text:p>28817788</text:p>
              </table:table-cell>
              <table:table-cell office:value-type="float" office:value="385158624">
                <text:p>385158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68">
                <text:p>3068</text:p>
              </table:table-cell>
              <table:table-cell office:value-type="float" office:value="29347192">
                <text:p>29347192</text:p>
              </table:table-cell>
              <table:table-cell office:value-type="float" office:value="390528960">
                <text:p>390528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18">
                <text:p>3218</text:p>
              </table:table-cell>
              <table:table-cell office:value-type="float" office:value="29756576">
                <text:p>29756576</text:p>
              </table:table-cell>
              <table:table-cell office:value-type="float" office:value="396004576">
                <text:p>396004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38">
                <text:p>3338</text:p>
              </table:table-cell>
              <table:table-cell office:value-type="float" office:value="30224854">
                <text:p>30224854</text:p>
              </table:table-cell>
              <table:table-cell office:value-type="float" office:value="407630432">
                <text:p>407630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71">
                <text:p>2771</text:p>
              </table:table-cell>
              <table:table-cell office:value-type="float" office:value="30569976">
                <text:p>30569976</text:p>
              </table:table-cell>
              <table:table-cell office:value-type="float" office:value="417716832">
                <text:p>4177168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56">
                <text:p>2756</text:p>
              </table:table-cell>
              <table:table-cell office:value-type="float" office:value="31054404">
                <text:p>31054404</text:p>
              </table:table-cell>
              <table:table-cell office:value-type="float" office:value="415445088">
                <text:p>4154450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73">
                <text:p>2773</text:p>
              </table:table-cell>
              <table:table-cell office:value-type="float" office:value="31480168">
                <text:p>31480168</text:p>
              </table:table-cell>
              <table:table-cell office:value-type="float" office:value="423500992">
                <text:p>423500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1">
                <text:p>3301</text:p>
              </table:table-cell>
              <table:table-cell office:value-type="float" office:value="31966222">
                <text:p>31966222</text:p>
              </table:table-cell>
              <table:table-cell office:value-type="float" office:value="431463296">
                <text:p>431463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12">
                <text:p>2812</text:p>
              </table:table-cell>
              <table:table-cell office:value-type="float" office:value="32383852">
                <text:p>32383852</text:p>
              </table:table-cell>
              <table:table-cell office:value-type="float" office:value="438832192">
                <text:p>438832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92">
                <text:p>2792</text:p>
              </table:table-cell>
              <table:table-cell office:value-type="float" office:value="32897990">
                <text:p>32897990</text:p>
              </table:table-cell>
              <table:table-cell office:value-type="float" office:value="448046528">
                <text:p>4480465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8">
                <text:p>2838</text:p>
              </table:table-cell>
              <table:table-cell office:value-type="float" office:value="33319746">
                <text:p>33319746</text:p>
              </table:table-cell>
              <table:table-cell office:value-type="float" office:value="450627584">
                <text:p>4506275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36">
                <text:p>2836</text:p>
              </table:table-cell>
              <table:table-cell office:value-type="float" office:value="33816352">
                <text:p>33816352</text:p>
              </table:table-cell>
              <table:table-cell office:value-type="float" office:value="455431584">
                <text:p>455431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38">
                <text:p>3338</text:p>
              </table:table-cell>
              <table:table-cell office:value-type="float" office:value="34290876">
                <text:p>34290876</text:p>
              </table:table-cell>
              <table:table-cell office:value-type="float" office:value="463910048">
                <text:p>463910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31">
                <text:p>2831</text:p>
              </table:table-cell>
              <table:table-cell office:value-type="float" office:value="34816420">
                <text:p>34816420</text:p>
              </table:table-cell>
              <table:table-cell office:value-type="float" office:value="475109056">
                <text:p>4751090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02">
                <text:p>2802</text:p>
              </table:table-cell>
              <table:table-cell office:value-type="float" office:value="35234624">
                <text:p>35234624</text:p>
              </table:table-cell>
              <table:table-cell office:value-type="float" office:value="476193792">
                <text:p>476193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3">
                <text:p>2813</text:p>
              </table:table-cell>
              <table:table-cell office:value-type="float" office:value="35736216">
                <text:p>35736216</text:p>
              </table:table-cell>
              <table:table-cell office:value-type="float" office:value="482955520">
                <text:p>4829555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3">
                <text:p>2963</text:p>
              </table:table-cell>
              <table:table-cell office:value-type="float" office:value="36204216">
                <text:p>36204216</text:p>
              </table:table-cell>
              <table:table-cell office:value-type="float" office:value="491132864">
                <text:p>4911328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93">
                <text:p>3393</text:p>
              </table:table-cell>
              <table:table-cell office:value-type="float" office:value="36702008">
                <text:p>36702008</text:p>
              </table:table-cell>
              <table:table-cell office:value-type="float" office:value="511245984">
                <text:p>511245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71">
                <text:p>2971</text:p>
              </table:table-cell>
              <table:table-cell office:value-type="float" office:value="37186928">
                <text:p>37186928</text:p>
              </table:table-cell>
              <table:table-cell office:value-type="float" office:value="517033888">
                <text:p>517033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1">
                <text:p>2981</text:p>
              </table:table-cell>
              <table:table-cell office:value-type="float" office:value="37705012">
                <text:p>37705012</text:p>
              </table:table-cell>
              <table:table-cell office:value-type="float" office:value="513620928">
                <text:p>5136209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4">
                <text:p>3494</text:p>
              </table:table-cell>
              <table:table-cell office:value-type="float" office:value="38189380">
                <text:p>38189380</text:p>
              </table:table-cell>
              <table:table-cell office:value-type="float" office:value="529185824">
                <text:p>529185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62">
                <text:p>3962</text:p>
              </table:table-cell>
              <table:table-cell office:value-type="float" office:value="38732804">
                <text:p>38732804</text:p>
              </table:table-cell>
              <table:table-cell office:value-type="float" office:value="530593792">
                <text:p>530593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2">
                <text:p>3122</text:p>
              </table:table-cell>
              <table:table-cell office:value-type="float" office:value="39191096">
                <text:p>39191096</text:p>
              </table:table-cell>
              <table:table-cell office:value-type="float" office:value="539613312">
                <text:p>539613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03">
                <text:p>3003</text:p>
              </table:table-cell>
              <table:table-cell office:value-type="float" office:value="39726016">
                <text:p>39726016</text:p>
              </table:table-cell>
              <table:table-cell office:value-type="float" office:value="546078720">
                <text:p>5460787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11">
                <text:p>3011</text:p>
              </table:table-cell>
              <table:table-cell office:value-type="float" office:value="40220660">
                <text:p>40220660</text:p>
              </table:table-cell>
              <table:table-cell office:value-type="float" office:value="551785024">
                <text:p>551785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45">
                <text:p>3045</text:p>
              </table:table-cell>
              <table:table-cell office:value-type="float" office:value="40727180">
                <text:p>40727180</text:p>
              </table:table-cell>
              <table:table-cell office:value-type="float" office:value="562099392">
                <text:p>562099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0">
                <text:p>3050</text:p>
              </table:table-cell>
              <table:table-cell office:value-type="float" office:value="41338844">
                <text:p>41338844</text:p>
              </table:table-cell>
              <table:table-cell office:value-type="float" office:value="571860032">
                <text:p>571860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56">
                <text:p>3056</text:p>
              </table:table-cell>
              <table:table-cell office:value-type="float" office:value="41807868">
                <text:p>41807868</text:p>
              </table:table-cell>
              <table:table-cell office:value-type="float" office:value="579269632">
                <text:p>579269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49">
                <text:p>3049</text:p>
              </table:table-cell>
              <table:table-cell office:value-type="float" office:value="42362968">
                <text:p>42362968</text:p>
              </table:table-cell>
              <table:table-cell office:value-type="float" office:value="586279552">
                <text:p>586279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50">
                <text:p>3650</text:p>
              </table:table-cell>
              <table:table-cell office:value-type="float" office:value="42923396">
                <text:p>42923396</text:p>
              </table:table-cell>
              <table:table-cell office:value-type="float" office:value="597693504">
                <text:p>597693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82">
                <text:p>4282</text:p>
              </table:table-cell>
              <table:table-cell office:value-type="float" office:value="43409480">
                <text:p>43409480</text:p>
              </table:table-cell>
              <table:table-cell office:value-type="float" office:value="605004608">
                <text:p>605004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4">
                <text:p>3614</text:p>
              </table:table-cell>
              <table:table-cell office:value-type="float" office:value="45118928">
                <text:p>45118928</text:p>
              </table:table-cell>
              <table:table-cell office:value-type="float" office:value="619667328">
                <text:p>619667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49">
                <text:p>3849</text:p>
              </table:table-cell>
              <table:table-cell office:value-type="float" office:value="44734064">
                <text:p>44734064</text:p>
              </table:table-cell>
              <table:table-cell office:value-type="float" office:value="633195008">
                <text:p>633195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25">
                <text:p>3725</text:p>
              </table:table-cell>
              <table:table-cell office:value-type="float" office:value="45089468">
                <text:p>45089468</text:p>
              </table:table-cell>
              <table:table-cell office:value-type="float" office:value="619822528">
                <text:p>619822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72">
                <text:p>3872</text:p>
              </table:table-cell>
              <table:table-cell office:value-type="float" office:value="45697492">
                <text:p>45697492</text:p>
              </table:table-cell>
              <table:table-cell office:value-type="float" office:value="629127552">
                <text:p>629127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00">
                <text:p>3300</text:p>
              </table:table-cell>
              <table:table-cell office:value-type="float" office:value="46111668">
                <text:p>46111668</text:p>
              </table:table-cell>
              <table:table-cell office:value-type="float" office:value="636350912">
                <text:p>636350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59">
                <text:p>3759</text:p>
              </table:table-cell>
              <table:table-cell office:value-type="float" office:value="46751964">
                <text:p>46751964</text:p>
              </table:table-cell>
              <table:table-cell office:value-type="float" office:value="642206656">
                <text:p>642206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17">
                <text:p>3517</text:p>
              </table:table-cell>
              <table:table-cell office:value-type="float" office:value="47221312">
                <text:p>47221312</text:p>
              </table:table-cell>
              <table:table-cell office:value-type="float" office:value="652921216">
                <text:p>652921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27">
                <text:p>4027</text:p>
              </table:table-cell>
              <table:table-cell office:value-type="float" office:value="47757156">
                <text:p>47757156</text:p>
              </table:table-cell>
              <table:table-cell office:value-type="float" office:value="660504128">
                <text:p>6605041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20">
                <text:p>3320</text:p>
              </table:table-cell>
              <table:table-cell office:value-type="float" office:value="48321368">
                <text:p>48321368</text:p>
              </table:table-cell>
              <table:table-cell office:value-type="float" office:value="669020800">
                <text:p>6690208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04">
                <text:p>3304</text:p>
              </table:table-cell>
              <table:table-cell office:value-type="float" office:value="48961780">
                <text:p>48961780</text:p>
              </table:table-cell>
              <table:table-cell office:value-type="float" office:value="675926464">
                <text:p>675926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19">
                <text:p>3419</text:p>
              </table:table-cell>
              <table:table-cell office:value-type="float" office:value="49516348">
                <text:p>49516348</text:p>
              </table:table-cell>
              <table:table-cell office:value-type="float" office:value="683473792">
                <text:p>683473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34">
                <text:p>3334</text:p>
              </table:table-cell>
              <table:table-cell office:value-type="float" office:value="50245800">
                <text:p>50245800</text:p>
              </table:table-cell>
              <table:table-cell office:value-type="float" office:value="691700672">
                <text:p>6917006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00">
                <text:p>3600</text:p>
              </table:table-cell>
              <table:table-cell office:value-type="float" office:value="50876376">
                <text:p>50876376</text:p>
              </table:table-cell>
              <table:table-cell office:value-type="float" office:value="700019136">
                <text:p>70001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18">
                <text:p>3418</text:p>
              </table:table-cell>
              <table:table-cell office:value-type="float" office:value="51773104">
                <text:p>51773104</text:p>
              </table:table-cell>
              <table:table-cell office:value-type="float" office:value="710717760">
                <text:p>7107177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18">
                <text:p>3518</text:p>
              </table:table-cell>
              <table:table-cell office:value-type="float" office:value="51852672">
                <text:p>51852672</text:p>
              </table:table-cell>
              <table:table-cell office:value-type="float" office:value="718381952">
                <text:p>718381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58">
                <text:p>4058</text:p>
              </table:table-cell>
              <table:table-cell office:value-type="float" office:value="52553564">
                <text:p>52553564</text:p>
              </table:table-cell>
              <table:table-cell office:value-type="float" office:value="725235072">
                <text:p>725235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56">
                <text:p>3456</text:p>
              </table:table-cell>
              <table:table-cell office:value-type="float" office:value="53100864">
                <text:p>53100864</text:p>
              </table:table-cell>
              <table:table-cell office:value-type="float" office:value="734053440">
                <text:p>7340534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47">
                <text:p>3547</text:p>
              </table:table-cell>
              <table:table-cell office:value-type="float" office:value="53839616">
                <text:p>53839616</text:p>
              </table:table-cell>
              <table:table-cell office:value-type="float" office:value="742634944">
                <text:p>742634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86">
                <text:p>3686</text:p>
              </table:table-cell>
              <table:table-cell office:value-type="float" office:value="54189204">
                <text:p>54189204</text:p>
              </table:table-cell>
              <table:table-cell office:value-type="float" office:value="750659968">
                <text:p>7506599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82">
                <text:p>3482</text:p>
              </table:table-cell>
              <table:table-cell office:value-type="float" office:value="54759400">
                <text:p>54759400</text:p>
              </table:table-cell>
              <table:table-cell office:value-type="float" office:value="759437760">
                <text:p>7594377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70">
                <text:p>3970</text:p>
              </table:table-cell>
              <table:table-cell office:value-type="float" office:value="55375132">
                <text:p>55375132</text:p>
              </table:table-cell>
              <table:table-cell office:value-type="float" office:value="767778752">
                <text:p>767778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9">
                <text:p>3589</text:p>
              </table:table-cell>
              <table:table-cell office:value-type="float" office:value="55951832">
                <text:p>55951832</text:p>
              </table:table-cell>
              <table:table-cell office:value-type="float" office:value="777412928">
                <text:p>777412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8">
                <text:p>3708</text:p>
              </table:table-cell>
              <table:table-cell office:value-type="float" office:value="56651660">
                <text:p>56651660</text:p>
              </table:table-cell>
              <table:table-cell office:value-type="float" office:value="785656640">
                <text:p>7856566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00">
                <text:p>4100</text:p>
              </table:table-cell>
              <table:table-cell office:value-type="float" office:value="57199692">
                <text:p>57199692</text:p>
              </table:table-cell>
              <table:table-cell office:value-type="float" office:value="795854400">
                <text:p>795854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16">
                <text:p>3716</text:p>
              </table:table-cell>
              <table:table-cell office:value-type="float" office:value="57834660">
                <text:p>57834660</text:p>
              </table:table-cell>
              <table:table-cell office:value-type="float" office:value="804729536">
                <text:p>8047295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30">
                <text:p>3630</text:p>
              </table:table-cell>
              <table:table-cell office:value-type="float" office:value="58418048">
                <text:p>58418048</text:p>
              </table:table-cell>
              <table:table-cell office:value-type="float" office:value="814618496">
                <text:p>8146184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69">
                <text:p>5869</text:p>
              </table:table-cell>
              <table:table-cell office:value-type="float" office:value="59445060">
                <text:p>59445060</text:p>
              </table:table-cell>
              <table:table-cell office:value-type="float" office:value="823928704">
                <text:p>82392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47">
                <text:p>6147</text:p>
              </table:table-cell>
              <table:table-cell office:value-type="float" office:value="59818240">
                <text:p>59818240</text:p>
              </table:table-cell>
              <table:table-cell office:value-type="float" office:value="834011072">
                <text:p>8340110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73">
                <text:p>3773</text:p>
              </table:table-cell>
              <table:table-cell office:value-type="float" office:value="60417700">
                <text:p>60417700</text:p>
              </table:table-cell>
              <table:table-cell office:value-type="float" office:value="841912768">
                <text:p>8419127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28">
                <text:p>4128</text:p>
              </table:table-cell>
              <table:table-cell office:value-type="float" office:value="61173440">
                <text:p>61173440</text:p>
              </table:table-cell>
              <table:table-cell office:value-type="float" office:value="851217088">
                <text:p>851217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94">
                <text:p>4094</text:p>
              </table:table-cell>
              <table:table-cell office:value-type="float" office:value="61587544">
                <text:p>61587544</text:p>
              </table:table-cell>
              <table:table-cell office:value-type="float" office:value="860966976">
                <text:p>8609669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7">
                <text:p>3877</text:p>
              </table:table-cell>
              <table:table-cell office:value-type="float" office:value="62551632">
                <text:p>62551632</text:p>
              </table:table-cell>
              <table:table-cell office:value-type="float" office:value="871343296">
                <text:p>871343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41">
                <text:p>4341</text:p>
              </table:table-cell>
              <table:table-cell office:value-type="float" office:value="62964696">
                <text:p>62964696</text:p>
              </table:table-cell>
              <table:table-cell office:value-type="float" office:value="881384512">
                <text:p>8813845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10">
                <text:p>4210</text:p>
              </table:table-cell>
              <table:table-cell office:value-type="float" office:value="63566840">
                <text:p>63566840</text:p>
              </table:table-cell>
              <table:table-cell office:value-type="float" office:value="888921792">
                <text:p>8889217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02">
                <text:p>3802</text:p>
              </table:table-cell>
              <table:table-cell office:value-type="float" office:value="64391832">
                <text:p>64391832</text:p>
              </table:table-cell>
              <table:table-cell office:value-type="float" office:value="896359424">
                <text:p>8963594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92">
                <text:p>3892</text:p>
              </table:table-cell>
              <table:table-cell office:value-type="float" office:value="64918944">
                <text:p>64918944</text:p>
              </table:table-cell>
              <table:table-cell office:value-type="float" office:value="907448704">
                <text:p>9074487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24">
                <text:p>3824</text:p>
              </table:table-cell>
              <table:table-cell office:value-type="float" office:value="65803328">
                <text:p>65803328</text:p>
              </table:table-cell>
              <table:table-cell office:value-type="float" office:value="916257024">
                <text:p>916257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25">
                <text:p>3825</text:p>
              </table:table-cell>
              <table:table-cell office:value-type="float" office:value="66337260">
                <text:p>66337260</text:p>
              </table:table-cell>
              <table:table-cell office:value-type="float" office:value="925763584">
                <text:p>925763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